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float" office:value="0.302028954029083" calcext:value-type="float">
            <text:p>0.302028954029083</text:p>
          </table:table-cell>
          <table:table-cell office:value-type="float" office:value="0.325582772493362" calcext:value-type="float">
            <text:p>0.325582772493362</text:p>
          </table:table-cell>
          <table:table-cell office:value-type="float" office:value="0.000203391173272394" calcext:value-type="float">
            <text:p>0.000203391173272</text:p>
          </table:table-cell>
          <table:table-cell table:number-columns-repeated="3" office:value-type="float" office:value="0.000203391173272394" calcext:value-type="float">
            <text:p>0.000203391173272</text:p>
          </table:table-cell>
          <table:table-cell office:value-type="float" office:value="0.000203391173272394" calcext:value-type="float">
            <text:p>0.000203391173272</text:p>
          </table:table-cell>
          <table:table-cell table:number-columns-repeated="4" office:value-type="float" office:value="0.000203391173272394" calcext:value-type="float">
            <text:p>0.000203391173272</text:p>
          </table:table-cell>
          <table:table-cell office:value-type="float" office:value="0.000203391173272394" calcext:value-type="float">
            <text:p>0.000203391173272</text:p>
          </table:table-cell>
        </table:table-row>
        <table:table-row table:style-name="ro1">
          <table:table-cell office:value-type="float" office:value="-0.655957341194153" calcext:value-type="float">
            <text:p>-0.655957341194153</text:p>
          </table:table-cell>
          <table:table-cell office:value-type="float" office:value="-0.929185330867767" calcext:value-type="float">
            <text:p>-0.929185330867767</text:p>
          </table:table-cell>
          <table:table-cell office:value-type="float" office:value="-1.66973376274109" calcext:value-type="float">
            <text:p>-1.66973376274109</text:p>
          </table:table-cell>
          <table:table-cell office:value-type="float" office:value="-1.68916976451874" calcext:value-type="float">
            <text:p>-1.68916976451874</text:p>
          </table:table-cell>
          <table:table-cell office:value-type="float" office:value="-1.69684612751007" calcext:value-type="float">
            <text:p>-1.69684612751007</text:p>
          </table:table-cell>
          <table:table-cell office:value-type="float" office:value="-1.72308301925659" calcext:value-type="float">
            <text:p>-1.72308301925659</text:p>
          </table:table-cell>
          <table:table-cell office:value-type="float" office:value="-1.67612552642822" calcext:value-type="float">
            <text:p>-1.67612552642822</text:p>
          </table:table-cell>
          <table:table-cell office:value-type="float" office:value="-1.69050860404968" calcext:value-type="float">
            <text:p>-1.69050860404968</text:p>
          </table:table-cell>
          <table:table-cell office:value-type="float" office:value="-1.67043280601501" calcext:value-type="float">
            <text:p>-1.67043280601501</text:p>
          </table:table-cell>
          <table:table-cell office:value-type="float" office:value="-1.69699919223785" calcext:value-type="float">
            <text:p>-1.69699919223785</text:p>
          </table:table-cell>
          <table:table-cell office:value-type="float" office:value="-1.66112232208252" calcext:value-type="float">
            <text:p>-1.66112232208252</text:p>
          </table:table-cell>
          <table:table-cell office:value-type="float" office:value="-1.66565299034119" calcext:value-type="float">
            <text:p>-1.66565299034119</text:p>
          </table:table-cell>
        </table:table-row>
        <table:table-row table:style-name="ro1">
          <table:table-cell office:value-type="float" office:value="-0.386279910802841" calcext:value-type="float">
            <text:p>-0.386279910802841</text:p>
          </table:table-cell>
          <table:table-cell office:value-type="float" office:value="0.548940300941467" calcext:value-type="float">
            <text:p>0.548940300941467</text:p>
          </table:table-cell>
          <table:table-cell office:value-type="float" office:value="2.39549422264099" calcext:value-type="float">
            <text:p>2.39549422264099</text:p>
          </table:table-cell>
          <table:table-cell office:value-type="float" office:value="3.3975670337677" calcext:value-type="float">
            <text:p>3.3975670337677</text:p>
          </table:table-cell>
          <table:table-cell office:value-type="float" office:value="3.47560477256775" calcext:value-type="float">
            <text:p>3.47560477256775</text:p>
          </table:table-cell>
          <table:table-cell office:value-type="float" office:value="3.50617671012878" calcext:value-type="float">
            <text:p>3.50617671012878</text:p>
          </table:table-cell>
          <table:table-cell office:value-type="float" office:value="3.61313939094543" calcext:value-type="float">
            <text:p>3.61313939094543</text:p>
          </table:table-cell>
          <table:table-cell office:value-type="float" office:value="3.86260342597961" calcext:value-type="float">
            <text:p>3.86260342597961</text:p>
          </table:table-cell>
          <table:table-cell office:value-type="float" office:value="3.87583160400391" calcext:value-type="float">
            <text:p>3.87583160400391</text:p>
          </table:table-cell>
          <table:table-cell office:value-type="float" office:value="4.01272964477539" calcext:value-type="float">
            <text:p>4.01272964477539</text:p>
          </table:table-cell>
          <table:table-cell office:value-type="float" office:value="3.95595026016235" calcext:value-type="float">
            <text:p>3.95595026016235</text:p>
          </table:table-cell>
          <table:table-cell office:value-type="float" office:value="3.98817896842957" calcext:value-type="float">
            <text:p>3.98817896842957</text:p>
          </table:table-cell>
        </table:table-row>
        <table:table-row table:style-name="ro1">
          <table:table-cell office:value-type="float" office:value="-0.472953319549561" calcext:value-type="float">
            <text:p>-0.472953319549561</text:p>
          </table:table-cell>
          <table:table-cell office:value-type="float" office:value="-1.06096410751343" calcext:value-type="float">
            <text:p>-1.06096410751343</text:p>
          </table:table-cell>
          <table:table-cell office:value-type="float" office:value="-2.68264746665955" calcext:value-type="float">
            <text:p>-2.68264746665955</text:p>
          </table:table-cell>
          <table:table-cell office:value-type="float" office:value="-2.7369384765625" calcext:value-type="float">
            <text:p>-2.7369384765625</text:p>
          </table:table-cell>
          <table:table-cell office:value-type="float" office:value="-2.74221181869507" calcext:value-type="float">
            <text:p>-2.74221181869507</text:p>
          </table:table-cell>
          <table:table-cell office:value-type="float" office:value="-2.7395920753479" calcext:value-type="float">
            <text:p>-2.7395920753479</text:p>
          </table:table-cell>
          <table:table-cell office:value-type="float" office:value="-2.75243330001831" calcext:value-type="float">
            <text:p>-2.75243330001831</text:p>
          </table:table-cell>
          <table:table-cell office:value-type="float" office:value="-2.74994397163391" calcext:value-type="float">
            <text:p>-2.74994397163391</text:p>
          </table:table-cell>
          <table:table-cell office:value-type="float" office:value="-2.73240113258362" calcext:value-type="float">
            <text:p>-2.73240113258362</text:p>
          </table:table-cell>
          <table:table-cell office:value-type="float" office:value="-2.73493075370789" calcext:value-type="float">
            <text:p>-2.73493075370789</text:p>
          </table:table-cell>
          <table:table-cell office:value-type="float" office:value="-2.74731779098511" calcext:value-type="float">
            <text:p>-2.74731779098511</text:p>
          </table:table-cell>
          <table:table-cell office:value-type="float" office:value="-2.73654460906982" calcext:value-type="float">
            <text:p>-2.73654460906982</text:p>
          </table:table-cell>
        </table:table-row>
        <table:table-row table:style-name="ro1">
          <table:table-cell office:value-type="float" office:value="0.304173707962036" calcext:value-type="float">
            <text:p>0.304173707962036</text:p>
          </table:table-cell>
          <table:table-cell office:value-type="float" office:value="0.265550822019577" calcext:value-type="float">
            <text:p>0.265550822019577</text:p>
          </table:table-cell>
          <table:table-cell office:value-type="float" office:value="0.00125849258620292" calcext:value-type="float">
            <text:p>0.001258492586203</text:p>
          </table:table-cell>
          <table:table-cell table:number-columns-repeated="3" office:value-type="float" office:value="0.00125849258620292" calcext:value-type="float">
            <text:p>0.001258492586203</text:p>
          </table:table-cell>
          <table:table-cell office:value-type="float" office:value="0.00125849258620292" calcext:value-type="float">
            <text:p>0.001258492586203</text:p>
          </table:table-cell>
          <table:table-cell table:number-columns-repeated="4" office:value-type="float" office:value="0.00125849258620292" calcext:value-type="float">
            <text:p>0.001258492586203</text:p>
          </table:table-cell>
          <table:table-cell office:value-type="float" office:value="0.00125849258620292" calcext:value-type="float">
            <text:p>0.001258492586203</text:p>
          </table:table-cell>
        </table:table-row>
        <table:table-row table:style-name="ro1">
          <table:table-cell office:value-type="float" office:value="-0.420897454023361" calcext:value-type="float">
            <text:p>-0.420897454023361</text:p>
          </table:table-cell>
          <table:table-cell table:number-columns-repeated="2" office:value-type="float" office:value="-0.065207913517952" calcext:value-type="float">
            <text:p>-0.065207913517952</text:p>
          </table:table-cell>
          <table:table-cell table:number-columns-repeated="3" office:value-type="float" office:value="-0.065207913517952" calcext:value-type="float">
            <text:p>-0.065207913517952</text:p>
          </table:table-cell>
          <table:table-cell office:value-type="float" office:value="-0.065207913517952" calcext:value-type="float">
            <text:p>-0.065207913517952</text:p>
          </table:table-cell>
          <table:table-cell table:number-columns-repeated="4" office:value-type="float" office:value="-0.065207913517952" calcext:value-type="float">
            <text:p>-0.065207913517952</text:p>
          </table:table-cell>
          <table:table-cell office:value-type="float" office:value="-0.065207913517952" calcext:value-type="float">
            <text:p>-0.065207913517952</text:p>
          </table:table-cell>
        </table:table-row>
        <table:table-row table:style-name="ro1">
          <table:table-cell office:value-type="float" office:value="-0.374029010534286" calcext:value-type="float">
            <text:p>-0.374029010534286</text:p>
          </table:table-cell>
          <table:table-cell table:number-columns-repeated="2" office:value-type="float" office:value="-0.000697237148415297" calcext:value-type="float">
            <text:p>-0.000697237148415</text:p>
          </table:table-cell>
          <table:table-cell table:number-columns-repeated="3" office:value-type="float" office:value="-0.000697237148415297" calcext:value-type="float">
            <text:p>-0.000697237148415</text:p>
          </table:table-cell>
          <table:table-cell office:value-type="float" office:value="-0.000697237148415297" calcext:value-type="float">
            <text:p>-0.000697237148415</text:p>
          </table:table-cell>
          <table:table-cell table:number-columns-repeated="4" office:value-type="float" office:value="-0.000697237148415297" calcext:value-type="float">
            <text:p>-0.000697237148415</text:p>
          </table:table-cell>
          <table:table-cell office:value-type="float" office:value="-0.000697237148415297" calcext:value-type="float">
            <text:p>-0.000697237148415</text:p>
          </table:table-cell>
        </table:table-row>
        <table:table-row table:style-name="ro1">
          <table:table-cell office:value-type="float" office:value="0.30529773235321" calcext:value-type="float">
            <text:p>0.30529773235321</text:p>
          </table:table-cell>
          <table:table-cell office:value-type="float" office:value="0.473738223314285" calcext:value-type="float">
            <text:p>0.473738223314285</text:p>
          </table:table-cell>
          <table:table-cell office:value-type="float" office:value="0.0000380584206141066" calcext:value-type="float">
            <text:p>3.80584206141066E-05</text:p>
          </table:table-cell>
          <table:table-cell table:number-columns-repeated="3" office:value-type="float" office:value="0.0000380584206141066" calcext:value-type="float">
            <text:p>3.80584206141066E-05</text:p>
          </table:table-cell>
          <table:table-cell office:value-type="float" office:value="0.0000380584206141066" calcext:value-type="float">
            <text:p>3.80584206141066E-05</text:p>
          </table:table-cell>
          <table:table-cell table:number-columns-repeated="4" office:value-type="float" office:value="0.0000380584206141066" calcext:value-type="float">
            <text:p>3.80584206141066E-05</text:p>
          </table:table-cell>
          <table:table-cell office:value-type="float" office:value="0.0000380584206141066" calcext:value-type="float">
            <text:p>3.80584206141066E-05</text:p>
          </table:table-cell>
        </table:table-row>
        <table:table-row table:style-name="ro1">
          <table:table-cell office:value-type="float" office:value="0.4554163813591" calcext:value-type="float">
            <text:p>0.4554163813591</text:p>
          </table:table-cell>
          <table:table-cell office:value-type="float" office:value="0.879890441894531" calcext:value-type="float">
            <text:p>0.879890441894531</text:p>
          </table:table-cell>
          <table:table-cell office:value-type="float" office:value="1.43319034576416" calcext:value-type="float">
            <text:p>1.43319034576416</text:p>
          </table:table-cell>
          <table:table-cell office:value-type="float" office:value="1.49771642684937" calcext:value-type="float">
            <text:p>1.49771642684937</text:p>
          </table:table-cell>
          <table:table-cell office:value-type="float" office:value="1.46712565422058" calcext:value-type="float">
            <text:p>1.46712565422058</text:p>
          </table:table-cell>
          <table:table-cell office:value-type="float" office:value="1.47540199756622" calcext:value-type="float">
            <text:p>1.47540199756622</text:p>
          </table:table-cell>
          <table:table-cell office:value-type="float" office:value="1.49992525577545" calcext:value-type="float">
            <text:p>1.49992525577545</text:p>
          </table:table-cell>
          <table:table-cell office:value-type="float" office:value="1.49328255653381" calcext:value-type="float">
            <text:p>1.49328255653381</text:p>
          </table:table-cell>
          <table:table-cell office:value-type="float" office:value="1.53898251056671" calcext:value-type="float">
            <text:p>1.53898251056671</text:p>
          </table:table-cell>
          <table:table-cell office:value-type="float" office:value="1.48703491687775" calcext:value-type="float">
            <text:p>1.48703491687775</text:p>
          </table:table-cell>
          <table:table-cell office:value-type="float" office:value="1.48058831691742" calcext:value-type="float">
            <text:p>1.48058831691742</text:p>
          </table:table-cell>
          <table:table-cell office:value-type="float" office:value="1.48921227455139" calcext:value-type="float">
            <text:p>1.48921227455139</text:p>
          </table:table-cell>
        </table:table-row>
        <table:table-row table:style-name="ro1">
          <table:table-cell office:value-type="float" office:value="-0.655489444732666" calcext:value-type="float">
            <text:p>-0.655489444732666</text:p>
          </table:table-cell>
          <table:table-cell office:value-type="float" office:value="-1.34433364868164" calcext:value-type="float">
            <text:p>-1.34433364868164</text:p>
          </table:table-cell>
          <table:table-cell office:value-type="float" office:value="-1.19028425216675" calcext:value-type="float">
            <text:p>-1.19028425216675</text:p>
          </table:table-cell>
          <table:table-cell table:number-columns-repeated="3" office:value-type="float" office:value="-1.19028425216675" calcext:value-type="float">
            <text:p>-1.19028425216675</text:p>
          </table:table-cell>
          <table:table-cell office:value-type="float" office:value="-1.19028425216675" calcext:value-type="float">
            <text:p>-1.19028425216675</text:p>
          </table:table-cell>
          <table:table-cell table:number-columns-repeated="4" office:value-type="float" office:value="-1.19028425216675" calcext:value-type="float">
            <text:p>-1.19028425216675</text:p>
          </table:table-cell>
          <table:table-cell office:value-type="float" office:value="-1.19028425216675" calcext:value-type="float">
            <text:p>-1.19028425216675</text:p>
          </table:table-cell>
        </table:table-row>
        <table:table-row table:style-name="ro1">
          <table:table-cell office:value-type="float" office:value="-0.474816679954529" calcext:value-type="float">
            <text:p>-0.474816679954529</text:p>
          </table:table-cell>
          <table:table-cell office:value-type="float" office:value="-1.00395596027374" calcext:value-type="float">
            <text:p>-1.00395596027374</text:p>
          </table:table-cell>
          <table:table-cell office:value-type="float" office:value="-0.0924768298864365" calcext:value-type="float">
            <text:p>-0.092476829886437</text:p>
          </table:table-cell>
          <table:table-cell table:number-columns-repeated="3" office:value-type="float" office:value="-0.0924768298864365" calcext:value-type="float">
            <text:p>-0.092476829886437</text:p>
          </table:table-cell>
          <table:table-cell office:value-type="float" office:value="-0.0924768298864365" calcext:value-type="float">
            <text:p>-0.092476829886437</text:p>
          </table:table-cell>
          <table:table-cell table:number-columns-repeated="4" office:value-type="float" office:value="-0.0924768298864365" calcext:value-type="float">
            <text:p>-0.092476829886437</text:p>
          </table:table-cell>
          <table:table-cell office:value-type="float" office:value="-0.0924768298864365" calcext:value-type="float">
            <text:p>-0.092476829886437</text:p>
          </table:table-cell>
        </table:table-row>
        <table:table-row table:style-name="ro1">
          <table:table-cell office:value-type="float" office:value="0.607200860977173" calcext:value-type="float">
            <text:p>0.607200860977173</text:p>
          </table:table-cell>
          <table:table-cell office:value-type="float" office:value="1.51050472259521" calcext:value-type="float">
            <text:p>1.51050472259521</text:p>
          </table:table-cell>
          <table:table-cell office:value-type="float" office:value="2.79811310768127" calcext:value-type="float">
            <text:p>2.79811310768127</text:p>
          </table:table-cell>
          <table:table-cell office:value-type="float" office:value="2.92614078521729" calcext:value-type="float">
            <text:p>2.92614078521729</text:p>
          </table:table-cell>
          <table:table-cell office:value-type="float" office:value="2.86536121368408" calcext:value-type="float">
            <text:p>2.86536121368408</text:p>
          </table:table-cell>
          <table:table-cell office:value-type="float" office:value="2.87685489654541" calcext:value-type="float">
            <text:p>2.87685489654541</text:p>
          </table:table-cell>
          <table:table-cell office:value-type="float" office:value="2.89022779464722" calcext:value-type="float">
            <text:p>2.89022779464722</text:p>
          </table:table-cell>
          <table:table-cell office:value-type="float" office:value="2.89906072616577" calcext:value-type="float">
            <text:p>2.89906072616577</text:p>
          </table:table-cell>
          <table:table-cell office:value-type="float" office:value="2.86205792427063" calcext:value-type="float">
            <text:p>2.86205792427063</text:p>
          </table:table-cell>
          <table:table-cell office:value-type="float" office:value="2.9098653793335" calcext:value-type="float">
            <text:p>2.9098653793335</text:p>
          </table:table-cell>
          <table:table-cell office:value-type="float" office:value="2.90961098670959" calcext:value-type="float">
            <text:p>2.90961098670959</text:p>
          </table:table-cell>
          <table:table-cell office:value-type="float" office:value="2.96190452575684" calcext:value-type="float">
            <text:p>2.96190452575684</text:p>
          </table:table-cell>
        </table:table-row>
        <table:table-row table:style-name="ro1">
          <table:table-cell office:value-type="float" office:value="-0.638578593730927" calcext:value-type="float">
            <text:p>-0.638578593730927</text:p>
          </table:table-cell>
          <table:table-cell office:value-type="float" office:value="-1.29187905788422" calcext:value-type="float">
            <text:p>-1.29187905788422</text:p>
          </table:table-cell>
          <table:table-cell office:value-type="float" office:value="-3.25230741500854" calcext:value-type="float">
            <text:p>-3.25230741500854</text:p>
          </table:table-cell>
          <table:table-cell office:value-type="float" office:value="-3.67992186546326" calcext:value-type="float">
            <text:p>-3.67992186546326</text:p>
          </table:table-cell>
          <table:table-cell office:value-type="float" office:value="-3.80097699165344" calcext:value-type="float">
            <text:p>-3.80097699165344</text:p>
          </table:table-cell>
          <table:table-cell office:value-type="float" office:value="-3.80173087120056" calcext:value-type="float">
            <text:p>-3.80173087120056</text:p>
          </table:table-cell>
          <table:table-cell office:value-type="float" office:value="-3.85302329063416" calcext:value-type="float">
            <text:p>-3.85302329063416</text:p>
          </table:table-cell>
          <table:table-cell office:value-type="float" office:value="-3.81387305259705" calcext:value-type="float">
            <text:p>-3.81387305259705</text:p>
          </table:table-cell>
          <table:table-cell office:value-type="float" office:value="-3.87225031852722" calcext:value-type="float">
            <text:p>-3.87225031852722</text:p>
          </table:table-cell>
          <table:table-cell office:value-type="float" office:value="-3.87037253379822" calcext:value-type="float">
            <text:p>-3.87037253379822</text:p>
          </table:table-cell>
          <table:table-cell office:value-type="float" office:value="-3.85726857185364" calcext:value-type="float">
            <text:p>-3.85726857185364</text:p>
          </table:table-cell>
          <table:table-cell office:value-type="float" office:value="-3.88147187232971" calcext:value-type="float">
            <text:p>-3.88147187232971</text:p>
          </table:table-cell>
        </table:table-row>
        <table:table-row table:style-name="ro1">
          <table:table-cell office:value-type="float" office:value="0.305455893278122" calcext:value-type="float">
            <text:p>0.305455893278122</text:p>
          </table:table-cell>
          <table:table-cell office:value-type="float" office:value="0.469097375869751" calcext:value-type="float">
            <text:p>0.469097375869751</text:p>
          </table:table-cell>
          <table:table-cell office:value-type="float" office:value="0.97575855255127" calcext:value-type="float">
            <text:p>0.97575855255127</text:p>
          </table:table-cell>
          <table:table-cell office:value-type="float" office:value="0.944764077663422" calcext:value-type="float">
            <text:p>0.944764077663422</text:p>
          </table:table-cell>
          <table:table-cell office:value-type="float" office:value="0.969347417354584" calcext:value-type="float">
            <text:p>0.969347417354584</text:p>
          </table:table-cell>
          <table:table-cell office:value-type="float" office:value="0.934419453144074" calcext:value-type="float">
            <text:p>0.934419453144074</text:p>
          </table:table-cell>
          <table:table-cell office:value-type="float" office:value="0.958047449588776" calcext:value-type="float">
            <text:p>0.958047449588776</text:p>
          </table:table-cell>
          <table:table-cell office:value-type="float" office:value="0.965507805347443" calcext:value-type="float">
            <text:p>0.965507805347443</text:p>
          </table:table-cell>
          <table:table-cell office:value-type="float" office:value="0.956155836582184" calcext:value-type="float">
            <text:p>0.956155836582184</text:p>
          </table:table-cell>
          <table:table-cell office:value-type="float" office:value="0.967068374156952" calcext:value-type="float">
            <text:p>0.967068374156952</text:p>
          </table:table-cell>
          <table:table-cell office:value-type="float" office:value="0.959505498409271" calcext:value-type="float">
            <text:p>0.959505498409271</text:p>
          </table:table-cell>
          <table:table-cell office:value-type="float" office:value="0.970682084560394" calcext:value-type="float">
            <text:p>0.970682084560394</text:p>
          </table:table-cell>
        </table:table-row>
        <table:table-row table:style-name="ro1">
          <table:table-cell office:value-type="float" office:value="-0.459696471691132" calcext:value-type="float">
            <text:p>-0.459696471691132</text:p>
          </table:table-cell>
          <table:table-cell office:value-type="float" office:value="-0.703705847263336" calcext:value-type="float">
            <text:p>-0.703705847263336</text:p>
          </table:table-cell>
          <table:table-cell office:value-type="float" office:value="0.0000256122930295533" calcext:value-type="float">
            <text:p>2.56122930295533E-05</text:p>
          </table:table-cell>
          <table:table-cell table:number-columns-repeated="3" office:value-type="float" office:value="0.0000256122930295533" calcext:value-type="float">
            <text:p>2.56122930295533E-05</text:p>
          </table:table-cell>
          <table:table-cell office:value-type="float" office:value="0.0000256122930295533" calcext:value-type="float">
            <text:p>2.56122930295533E-05</text:p>
          </table:table-cell>
          <table:table-cell table:number-columns-repeated="4" office:value-type="float" office:value="0.0000256122930295533" calcext:value-type="float">
            <text:p>2.56122930295533E-05</text:p>
          </table:table-cell>
          <table:table-cell office:value-type="float" office:value="0.0000256122930295533" calcext:value-type="float">
            <text:p>2.56122930295533E-05</text:p>
          </table:table-cell>
        </table:table-row>
        <table:table-row table:style-name="ro1">
          <table:table-cell table:number-columns-repeated="3" office:value-type="float" office:value="0.0265358611941338" calcext:value-type="float">
            <text:p>0.026535861194134</text:p>
          </table:table-cell>
          <table:table-cell table:number-columns-repeated="3" office:value-type="float" office:value="0.0265358611941338" calcext:value-type="float">
            <text:p>0.026535861194134</text:p>
          </table:table-cell>
          <table:table-cell office:value-type="float" office:value="0.0265358611941338" calcext:value-type="float">
            <text:p>0.026535861194134</text:p>
          </table:table-cell>
          <table:table-cell table:number-columns-repeated="4" office:value-type="float" office:value="0.0265358611941338" calcext:value-type="float">
            <text:p>0.026535861194134</text:p>
          </table:table-cell>
          <table:table-cell office:value-type="float" office:value="0.0265358611941338" calcext:value-type="float">
            <text:p>0.026535861194134</text:p>
          </table:table-cell>
        </table:table-row>
        <table:table-row table:style-name="ro1">
          <table:table-cell office:value-type="float" office:value="-0.434984087944031" calcext:value-type="float">
            <text:p>-0.434984087944031</text:p>
          </table:table-cell>
          <table:table-cell table:number-columns-repeated="2" office:value-type="float" office:value="0.000590624287724495" calcext:value-type="float">
            <text:p>0.000590624287724</text:p>
          </table:table-cell>
          <table:table-cell table:number-columns-repeated="3" office:value-type="float" office:value="0.000590624287724495" calcext:value-type="float">
            <text:p>0.000590624287724</text:p>
          </table:table-cell>
          <table:table-cell office:value-type="float" office:value="0.000590624287724495" calcext:value-type="float">
            <text:p>0.000590624287724</text:p>
          </table:table-cell>
          <table:table-cell table:number-columns-repeated="4" office:value-type="float" office:value="0.000590624287724495" calcext:value-type="float">
            <text:p>0.000590624287724</text:p>
          </table:table-cell>
          <table:table-cell office:value-type="float" office:value="0.000590624287724495" calcext:value-type="float">
            <text:p>0.000590624287724</text:p>
          </table:table-cell>
        </table:table-row>
        <table:table-row table:style-name="ro1">
          <table:table-cell office:value-type="float" office:value="0.551888525485992" calcext:value-type="float">
            <text:p>0.551888525485992</text:p>
          </table:table-cell>
          <table:table-cell office:value-type="float" office:value="0.68136990070343" calcext:value-type="float">
            <text:p>0.68136990070343</text:p>
          </table:table-cell>
          <table:table-cell office:value-type="float" office:value="0.658270835876465" calcext:value-type="float">
            <text:p>0.658270835876465</text:p>
          </table:table-cell>
          <table:table-cell table:number-columns-repeated="3" office:value-type="float" office:value="0.658270835876465" calcext:value-type="float">
            <text:p>0.658270835876465</text:p>
          </table:table-cell>
          <table:table-cell office:value-type="float" office:value="0.658270835876465" calcext:value-type="float">
            <text:p>0.658270835876465</text:p>
          </table:table-cell>
          <table:table-cell table:number-columns-repeated="4" office:value-type="float" office:value="0.658270835876465" calcext:value-type="float">
            <text:p>0.658270835876465</text:p>
          </table:table-cell>
          <table:table-cell office:value-type="float" office:value="0.658270835876465" calcext:value-type="float">
            <text:p>0.658270835876465</text:p>
          </table:table-cell>
        </table:table-row>
        <table:table-row table:style-name="ro1">
          <table:table-cell office:value-type="float" office:value="-0.521712958812714" calcext:value-type="float">
            <text:p>-0.521712958812714</text:p>
          </table:table-cell>
          <table:table-cell office:value-type="float" office:value="-0.820055663585663" calcext:value-type="float">
            <text:p>-0.820055663585663</text:p>
          </table:table-cell>
          <table:table-cell office:value-type="float" office:value="-0.945677816867828" calcext:value-type="float">
            <text:p>-0.945677816867828</text:p>
          </table:table-cell>
          <table:table-cell office:value-type="float" office:value="-0.923729419708252" calcext:value-type="float">
            <text:p>-0.923729419708252</text:p>
          </table:table-cell>
          <table:table-cell office:value-type="float" office:value="-0.93716037273407" calcext:value-type="float">
            <text:p>-0.93716037273407</text:p>
          </table:table-cell>
          <table:table-cell office:value-type="float" office:value="-0.947096526622772" calcext:value-type="float">
            <text:p>-0.947096526622772</text:p>
          </table:table-cell>
          <table:table-cell office:value-type="float" office:value="-0.947859823703766" calcext:value-type="float">
            <text:p>-0.947859823703766</text:p>
          </table:table-cell>
          <table:table-cell office:value-type="float" office:value="-0.968734800815582" calcext:value-type="float">
            <text:p>-0.968734800815582</text:p>
          </table:table-cell>
          <table:table-cell office:value-type="float" office:value="-0.950850486755371" calcext:value-type="float">
            <text:p>-0.950850486755371</text:p>
          </table:table-cell>
          <table:table-cell office:value-type="float" office:value="-0.93768584728241" calcext:value-type="float">
            <text:p>-0.93768584728241</text:p>
          </table:table-cell>
          <table:table-cell office:value-type="float" office:value="-0.936984241008758" calcext:value-type="float">
            <text:p>-0.936984241008758</text:p>
          </table:table-cell>
          <table:table-cell office:value-type="float" office:value="-0.944774925708771" calcext:value-type="float">
            <text:p>-0.944774925708771</text:p>
          </table:table-cell>
        </table:table-row>
        <table:table-row table:style-name="ro1">
          <table:table-cell table:number-columns-repeated="3" office:value-type="float" office:value="-0.0752690434455872" calcext:value-type="float">
            <text:p>-0.075269043445587</text:p>
          </table:table-cell>
          <table:table-cell table:number-columns-repeated="3" office:value-type="float" office:value="-0.0752690434455872" calcext:value-type="float">
            <text:p>-0.075269043445587</text:p>
          </table:table-cell>
          <table:table-cell office:value-type="float" office:value="-0.0752690434455872" calcext:value-type="float">
            <text:p>-0.075269043445587</text:p>
          </table:table-cell>
          <table:table-cell table:number-columns-repeated="4" office:value-type="float" office:value="-0.0752690434455872" calcext:value-type="float">
            <text:p>-0.075269043445587</text:p>
          </table:table-cell>
          <table:table-cell office:value-type="float" office:value="-0.0752690434455872" calcext:value-type="float">
            <text:p>-0.075269043445587</text:p>
          </table:table-cell>
        </table:table-row>
        <table:table-row table:style-name="ro1">
          <table:table-cell office:value-type="float" office:value="0.441886454820633" calcext:value-type="float">
            <text:p>0.441886454820633</text:p>
          </table:table-cell>
          <table:table-cell office:value-type="float" office:value="0.451779782772064" calcext:value-type="float">
            <text:p>0.451779782772064</text:p>
          </table:table-cell>
          <table:table-cell office:value-type="float" office:value="0.67143726348877" calcext:value-type="float">
            <text:p>0.67143726348877</text:p>
          </table:table-cell>
          <table:table-cell office:value-type="float" office:value="0.674864590167999" calcext:value-type="float">
            <text:p>0.674864590167999</text:p>
          </table:table-cell>
          <table:table-cell office:value-type="float" office:value="0.655033469200134" calcext:value-type="float">
            <text:p>0.655033469200134</text:p>
          </table:table-cell>
          <table:table-cell office:value-type="float" office:value="0.679399847984314" calcext:value-type="float">
            <text:p>0.679399847984314</text:p>
          </table:table-cell>
          <table:table-cell office:value-type="float" office:value="0.686375975608826" calcext:value-type="float">
            <text:p>0.686375975608826</text:p>
          </table:table-cell>
          <table:table-cell office:value-type="float" office:value="0.68058854341507" calcext:value-type="float">
            <text:p>0.68058854341507</text:p>
          </table:table-cell>
          <table:table-cell office:value-type="float" office:value="0.668293416500092" calcext:value-type="float">
            <text:p>0.668293416500092</text:p>
          </table:table-cell>
          <table:table-cell office:value-type="float" office:value="0.661521077156067" calcext:value-type="float">
            <text:p>0.661521077156067</text:p>
          </table:table-cell>
          <table:table-cell office:value-type="float" office:value="0.666632533073425" calcext:value-type="float">
            <text:p>0.666632533073425</text:p>
          </table:table-cell>
          <table:table-cell office:value-type="float" office:value="0.671275198459625" calcext:value-type="float">
            <text:p>0.671275198459625</text:p>
          </table:table-cell>
        </table:table-row>
        <table:table-row table:style-name="ro1">
          <table:table-cell table:number-columns-repeated="12" office:value-type="float" office:value="0.00644641974940896" calcext:value-type="float">
            <text:p>0.006446419749409</text:p>
          </table:table-cell>
        </table:table-row>
        <table:table-row table:style-name="ro1">
          <table:table-cell office:value-type="float" office:value="0.274864345788956" calcext:value-type="float">
            <text:p>0.274864345788956</text:p>
          </table:table-cell>
          <table:table-cell table:number-columns-repeated="2" office:value-type="float" office:value="0.0000168905153259402" calcext:value-type="float">
            <text:p>1.68905153259402E-05</text:p>
          </table:table-cell>
          <table:table-cell table:number-columns-repeated="3" office:value-type="float" office:value="0.0000168905153259402" calcext:value-type="float">
            <text:p>1.68905153259402E-05</text:p>
          </table:table-cell>
          <table:table-cell office:value-type="float" office:value="0.0000168905153259402" calcext:value-type="float">
            <text:p>1.68905153259402E-05</text:p>
          </table:table-cell>
          <table:table-cell table:number-columns-repeated="4" office:value-type="float" office:value="0.0000168905153259402" calcext:value-type="float">
            <text:p>1.68905153259402E-05</text:p>
          </table:table-cell>
          <table:table-cell office:value-type="float" office:value="0.0000168905153259402" calcext:value-type="float">
            <text:p>1.68905153259402E-05</text:p>
          </table:table-cell>
        </table:table-row>
        <table:table-row table:style-name="ro1">
          <table:table-cell office:value-type="float" office:value="-1.44163763523102" calcext:value-type="float">
            <text:p>-1.44163763523102</text:p>
          </table:table-cell>
          <table:table-cell office:value-type="float" office:value="-1.88707327842712" calcext:value-type="float">
            <text:p>-1.88707327842712</text:p>
          </table:table-cell>
          <table:table-cell office:value-type="float" office:value="-3.10876822471619" calcext:value-type="float">
            <text:p>-3.10876822471619</text:p>
          </table:table-cell>
          <table:table-cell office:value-type="float" office:value="-3.23780155181885" calcext:value-type="float">
            <text:p>-3.23780155181885</text:p>
          </table:table-cell>
          <table:table-cell office:value-type="float" office:value="-3.22648143768311" calcext:value-type="float">
            <text:p>-3.22648143768311</text:p>
          </table:table-cell>
          <table:table-cell office:value-type="float" office:value="-3.24397110939026" calcext:value-type="float">
            <text:p>-3.24397110939026</text:p>
          </table:table-cell>
          <table:table-cell office:value-type="float" office:value="-3.23346400260925" calcext:value-type="float">
            <text:p>-3.23346400260925</text:p>
          </table:table-cell>
          <table:table-cell office:value-type="float" office:value="-3.22760915756226" calcext:value-type="float">
            <text:p>-3.22760915756226</text:p>
          </table:table-cell>
          <table:table-cell office:value-type="float" office:value="-3.23941779136658" calcext:value-type="float">
            <text:p>-3.23941779136658</text:p>
          </table:table-cell>
          <table:table-cell office:value-type="float" office:value="-3.24491024017334" calcext:value-type="float">
            <text:p>-3.24491024017334</text:p>
          </table:table-cell>
          <table:table-cell office:value-type="float" office:value="-3.2617404460907" calcext:value-type="float">
            <text:p>-3.2617404460907</text:p>
          </table:table-cell>
          <table:table-cell office:value-type="float" office:value="-3.24702501296997" calcext:value-type="float">
            <text:p>-3.24702501296997</text:p>
          </table:table-cell>
        </table:table-row>
        <table:table-row table:style-name="ro1">
          <table:table-cell office:value-type="float" office:value="0.631032764911652" calcext:value-type="float">
            <text:p>0.631032764911652</text:p>
          </table:table-cell>
          <table:table-cell table:number-columns-repeated="2" office:value-type="float" office:value="0.437871336936951" calcext:value-type="float">
            <text:p>0.437871336936951</text:p>
          </table:table-cell>
          <table:table-cell table:number-columns-repeated="3" office:value-type="float" office:value="0.437871336936951" calcext:value-type="float">
            <text:p>0.437871336936951</text:p>
          </table:table-cell>
          <table:table-cell office:value-type="float" office:value="0.437871336936951" calcext:value-type="float">
            <text:p>0.437871336936951</text:p>
          </table:table-cell>
          <table:table-cell table:number-columns-repeated="4" office:value-type="float" office:value="0.437871336936951" calcext:value-type="float">
            <text:p>0.437871336936951</text:p>
          </table:table-cell>
          <table:table-cell office:value-type="float" office:value="0.437871336936951" calcext:value-type="float">
            <text:p>0.437871336936951</text:p>
          </table:table-cell>
        </table:table-row>
        <table:table-row table:style-name="ro1">
          <table:table-cell office:value-type="float" office:value="0.0724061727523804" calcext:value-type="float">
            <text:p>0.07240617275238</text:p>
          </table:table-cell>
          <table:table-cell office:value-type="float" office:value="-0.0479966811835766" calcext:value-type="float">
            <text:p>-0.047996681183577</text:p>
          </table:table-cell>
          <table:table-cell office:value-type="float" office:value="-0.012485540471971" calcext:value-type="float">
            <text:p>-0.012485540471971</text:p>
          </table:table-cell>
          <table:table-cell table:number-columns-repeated="3" office:value-type="float" office:value="-0.012485540471971" calcext:value-type="float">
            <text:p>-0.012485540471971</text:p>
          </table:table-cell>
          <table:table-cell office:value-type="float" office:value="-0.012485540471971" calcext:value-type="float">
            <text:p>-0.012485540471971</text:p>
          </table:table-cell>
          <table:table-cell table:number-columns-repeated="4" office:value-type="float" office:value="-0.012485540471971" calcext:value-type="float">
            <text:p>-0.012485540471971</text:p>
          </table:table-cell>
          <table:table-cell office:value-type="float" office:value="-0.012485540471971" calcext:value-type="float">
            <text:p>-0.012485540471971</text:p>
          </table:table-cell>
        </table:table-row>
        <table:table-row table:style-name="ro1">
          <table:table-cell office:value-type="float" office:value="-0.538972318172455" calcext:value-type="float">
            <text:p>-0.538972318172455</text:p>
          </table:table-cell>
          <table:table-cell office:value-type="float" office:value="-0.847055733203888" calcext:value-type="float">
            <text:p>-0.847055733203888</text:p>
          </table:table-cell>
          <table:table-cell office:value-type="float" office:value="-2.82238841056824" calcext:value-type="float">
            <text:p>-2.82238841056824</text:p>
          </table:table-cell>
          <table:table-cell office:value-type="float" office:value="-2.03543663024902" calcext:value-type="float">
            <text:p>-2.03543663024902</text:p>
          </table:table-cell>
          <table:table-cell office:value-type="float" office:value="-2.78016757965088" calcext:value-type="float">
            <text:p>-2.78016757965088</text:p>
          </table:table-cell>
          <table:table-cell office:value-type="float" office:value="-2.44402098655701" calcext:value-type="float">
            <text:p>-2.44402098655701</text:p>
          </table:table-cell>
          <table:table-cell office:value-type="float" office:value="-2.55656623840332" calcext:value-type="float">
            <text:p>-2.55656623840332</text:p>
          </table:table-cell>
          <table:table-cell office:value-type="float" office:value="-2.39749050140381" calcext:value-type="float">
            <text:p>-2.39749050140381</text:p>
          </table:table-cell>
          <table:table-cell office:value-type="float" office:value="-2.27010273933411" calcext:value-type="float">
            <text:p>-2.27010273933411</text:p>
          </table:table-cell>
          <table:table-cell office:value-type="float" office:value="-2.68214440345764" calcext:value-type="float">
            <text:p>-2.68214440345764</text:p>
          </table:table-cell>
          <table:table-cell office:value-type="float" office:value="-2.73285388946533" calcext:value-type="float">
            <text:p>-2.73285388946533</text:p>
          </table:table-cell>
          <table:table-cell office:value-type="float" office:value="-2.61892628669739" calcext:value-type="float">
            <text:p>-2.61892628669739</text:p>
          </table:table-cell>
        </table:table-row>
        <table:table-row table:style-name="ro1">
          <table:table-cell office:value-type="float" office:value="-0.877597332000732" calcext:value-type="float">
            <text:p>-0.877597332000732</text:p>
          </table:table-cell>
          <table:table-cell office:value-type="float" office:value="-1.34454250335693" calcext:value-type="float">
            <text:p>-1.34454250335693</text:p>
          </table:table-cell>
          <table:table-cell office:value-type="float" office:value="0.273763716220856" calcext:value-type="float">
            <text:p>0.273763716220856</text:p>
          </table:table-cell>
          <table:table-cell office:value-type="float" office:value="0.716800034046173" calcext:value-type="float">
            <text:p>0.716800034046173</text:p>
          </table:table-cell>
          <table:table-cell office:value-type="float" office:value="0.92136549949646" calcext:value-type="float">
            <text:p>0.92136549949646</text:p>
          </table:table-cell>
          <table:table-cell office:value-type="float" office:value="0.781595170497894" calcext:value-type="float">
            <text:p>0.781595170497894</text:p>
          </table:table-cell>
          <table:table-cell office:value-type="float" office:value="0.601245045661926" calcext:value-type="float">
            <text:p>0.601245045661926</text:p>
          </table:table-cell>
          <table:table-cell office:value-type="float" office:value="0.927198469638824" calcext:value-type="float">
            <text:p>0.927198469638824</text:p>
          </table:table-cell>
          <table:table-cell office:value-type="float" office:value="0.837413012981415" calcext:value-type="float">
            <text:p>0.837413012981415</text:p>
          </table:table-cell>
          <table:table-cell office:value-type="float" office:value="0.805125951766968" calcext:value-type="float">
            <text:p>0.805125951766968</text:p>
          </table:table-cell>
          <table:table-cell office:value-type="float" office:value="1.0252720117569" calcext:value-type="float">
            <text:p>1.0252720117569</text:p>
          </table:table-cell>
          <table:table-cell office:value-type="float" office:value="0.843500077724457" calcext:value-type="float">
            <text:p>0.843500077724457</text:p>
          </table:table-cell>
        </table:table-row>
        <table:table-row table:style-name="ro1">
          <table:table-cell office:value-type="float" office:value="-1.14323246479034" calcext:value-type="float">
            <text:p>-1.14323246479034</text:p>
          </table:table-cell>
          <table:table-cell office:value-type="float" office:value="-2.1598105430603" calcext:value-type="float">
            <text:p>-2.1598105430603</text:p>
          </table:table-cell>
          <table:table-cell office:value-type="float" office:value="-3.35489749908447" calcext:value-type="float">
            <text:p>-3.35489749908447</text:p>
          </table:table-cell>
          <table:table-cell office:value-type="float" office:value="-3.38793897628784" calcext:value-type="float">
            <text:p>-3.38793897628784</text:p>
          </table:table-cell>
          <table:table-cell office:value-type="float" office:value="-3.27971434593201" calcext:value-type="float">
            <text:p>-3.27971434593201</text:p>
          </table:table-cell>
          <table:table-cell office:value-type="float" office:value="-3.35898351669312" calcext:value-type="float">
            <text:p>-3.35898351669312</text:p>
          </table:table-cell>
          <table:table-cell office:value-type="float" office:value="-3.44417476654053" calcext:value-type="float">
            <text:p>-3.44417476654053</text:p>
          </table:table-cell>
          <table:table-cell office:value-type="float" office:value="-3.38260579109192" calcext:value-type="float">
            <text:p>-3.38260579109192</text:p>
          </table:table-cell>
          <table:table-cell office:value-type="float" office:value="-3.35239791870117" calcext:value-type="float">
            <text:p>-3.35239791870117</text:p>
          </table:table-cell>
          <table:table-cell office:value-type="float" office:value="-3.28772878646851" calcext:value-type="float">
            <text:p>-3.28772878646851</text:p>
          </table:table-cell>
          <table:table-cell office:value-type="float" office:value="-3.42489695549011" calcext:value-type="float">
            <text:p>-3.42489695549011</text:p>
          </table:table-cell>
          <table:table-cell office:value-type="float" office:value="-3.4005115032196" calcext:value-type="float">
            <text:p>-3.4005115032196</text:p>
          </table:table-cell>
        </table:table-row>
        <table:table-row table:style-name="ro1">
          <table:table-cell office:value-type="float" office:value="0.0423610508441925" calcext:value-type="float">
            <text:p>0.042361050844193</text:p>
          </table:table-cell>
          <table:table-cell office:value-type="float" office:value="-0.0300234034657478" calcext:value-type="float">
            <text:p>-0.030023403465748</text:p>
          </table:table-cell>
          <table:table-cell office:value-type="float" office:value="-0.00627322914078832" calcext:value-type="float">
            <text:p>-0.006273229140788</text:p>
          </table:table-cell>
          <table:table-cell table:number-columns-repeated="3" office:value-type="float" office:value="-0.00627322914078832" calcext:value-type="float">
            <text:p>-0.006273229140788</text:p>
          </table:table-cell>
          <table:table-cell office:value-type="float" office:value="-0.00627322914078832" calcext:value-type="float">
            <text:p>-0.006273229140788</text:p>
          </table:table-cell>
          <table:table-cell table:number-columns-repeated="4" office:value-type="float" office:value="-0.00627322914078832" calcext:value-type="float">
            <text:p>-0.006273229140788</text:p>
          </table:table-cell>
          <table:table-cell office:value-type="float" office:value="-0.00627322914078832" calcext:value-type="float">
            <text:p>-0.006273229140788</text:p>
          </table:table-cell>
        </table:table-row>
        <table:table-row table:style-name="ro1">
          <table:table-cell office:value-type="float" office:value="-0.769199013710022" calcext:value-type="float">
            <text:p>-0.769199013710022</text:p>
          </table:table-cell>
          <table:table-cell table:number-columns-repeated="11" office:value-type="float" office:value="-0.297206699848175" calcext:value-type="float">
            <text:p>-0.297206699848175</text:p>
          </table:table-cell>
        </table:table-row>
        <table:table-row table:style-name="ro1">
          <table:table-cell table:number-columns-repeated="3" office:value-type="float" office:value="-0.939412951469421" calcext:value-type="float">
            <text:p>-0.939412951469421</text:p>
          </table:table-cell>
          <table:table-cell table:number-columns-repeated="3" office:value-type="float" office:value="-0.939412951469421" calcext:value-type="float">
            <text:p>-0.939412951469421</text:p>
          </table:table-cell>
          <table:table-cell office:value-type="float" office:value="-0.939412951469421" calcext:value-type="float">
            <text:p>-0.939412951469421</text:p>
          </table:table-cell>
          <table:table-cell table:number-columns-repeated="4" office:value-type="float" office:value="-0.939412951469421" calcext:value-type="float">
            <text:p>-0.939412951469421</text:p>
          </table:table-cell>
          <table:table-cell office:value-type="float" office:value="-0.939412951469421" calcext:value-type="float">
            <text:p>-0.939412951469421</text:p>
          </table:table-cell>
        </table:table-row>
        <table:table-row table:style-name="ro1">
          <table:table-cell office:value-type="float" office:value="0.0753443166613579" calcext:value-type="float">
            <text:p>0.075344316661358</text:p>
          </table:table-cell>
          <table:table-cell office:value-type="float" office:value="-0.0212294217199087" calcext:value-type="float">
            <text:p>-0.021229421719909</text:p>
          </table:table-cell>
          <table:table-cell office:value-type="float" office:value="-0.00176448631100357" calcext:value-type="float">
            <text:p>-0.001764486311004</text:p>
          </table:table-cell>
          <table:table-cell table:number-columns-repeated="3" office:value-type="float" office:value="-0.00176448631100357" calcext:value-type="float">
            <text:p>-0.001764486311004</text:p>
          </table:table-cell>
          <table:table-cell office:value-type="float" office:value="-0.00176448631100357" calcext:value-type="float">
            <text:p>-0.001764486311004</text:p>
          </table:table-cell>
          <table:table-cell table:number-columns-repeated="4" office:value-type="float" office:value="-0.00176448631100357" calcext:value-type="float">
            <text:p>-0.001764486311004</text:p>
          </table:table-cell>
          <table:table-cell office:value-type="float" office:value="-0.00176448631100357" calcext:value-type="float">
            <text:p>-0.001764486311004</text:p>
          </table:table-cell>
        </table:table-row>
        <table:table-row table:style-name="ro1">
          <table:table-cell office:value-type="float" office:value="0.252286732196808" calcext:value-type="float">
            <text:p>0.252286732196808</text:p>
          </table:table-cell>
          <table:table-cell office:value-type="float" office:value="0.384311884641647" calcext:value-type="float">
            <text:p>0.384311884641647</text:p>
          </table:table-cell>
          <table:table-cell office:value-type="float" office:value="0.530116677284241" calcext:value-type="float">
            <text:p>0.530116677284241</text:p>
          </table:table-cell>
          <table:table-cell office:value-type="float" office:value="0.37457013130188" calcext:value-type="float">
            <text:p>0.37457013130188</text:p>
          </table:table-cell>
          <table:table-cell office:value-type="float" office:value="0.421473324298859" calcext:value-type="float">
            <text:p>0.421473324298859</text:p>
          </table:table-cell>
          <table:table-cell office:value-type="float" office:value="0.514479577541351" calcext:value-type="float">
            <text:p>0.514479577541351</text:p>
          </table:table-cell>
          <table:table-cell office:value-type="float" office:value="0.507844090461731" calcext:value-type="float">
            <text:p>0.507844090461731</text:p>
          </table:table-cell>
          <table:table-cell office:value-type="float" office:value="0.446793168783188" calcext:value-type="float">
            <text:p>0.446793168783188</text:p>
          </table:table-cell>
          <table:table-cell office:value-type="float" office:value="0.472543329000473" calcext:value-type="float">
            <text:p>0.472543329000473</text:p>
          </table:table-cell>
          <table:table-cell office:value-type="float" office:value="0.504696428775787" calcext:value-type="float">
            <text:p>0.504696428775787</text:p>
          </table:table-cell>
          <table:table-cell office:value-type="float" office:value="0.634498476982117" calcext:value-type="float">
            <text:p>0.634498476982117</text:p>
          </table:table-cell>
          <table:table-cell office:value-type="float" office:value="0.50592452287674" calcext:value-type="float">
            <text:p>0.50592452287674</text:p>
          </table:table-cell>
        </table:table-row>
        <table:table-row table:style-name="ro1">
          <table:table-cell office:value-type="float" office:value="-0.487262487411499" calcext:value-type="float">
            <text:p>-0.487262487411499</text:p>
          </table:table-cell>
          <table:table-cell office:value-type="float" office:value="-1.48331606388092" calcext:value-type="float">
            <text:p>-1.48331606388092</text:p>
          </table:table-cell>
          <table:table-cell office:value-type="float" office:value="0.331819355487823" calcext:value-type="float">
            <text:p>0.331819355487823</text:p>
          </table:table-cell>
          <table:table-cell table:number-columns-repeated="3" office:value-type="float" office:value="0.331819355487823" calcext:value-type="float">
            <text:p>0.331819355487823</text:p>
          </table:table-cell>
          <table:table-cell office:value-type="float" office:value="0.331819355487823" calcext:value-type="float">
            <text:p>0.331819355487823</text:p>
          </table:table-cell>
          <table:table-cell table:number-columns-repeated="4" office:value-type="float" office:value="0.331819355487823" calcext:value-type="float">
            <text:p>0.331819355487823</text:p>
          </table:table-cell>
          <table:table-cell office:value-type="float" office:value="0.331819355487823" calcext:value-type="float">
            <text:p>0.331819355487823</text:p>
          </table:table-cell>
        </table:table-row>
        <table:table-row table:style-name="ro1">
          <table:table-cell office:value-type="float" office:value="-1.04176867008209" calcext:value-type="float">
            <text:p>-1.04176867008209</text:p>
          </table:table-cell>
          <table:table-cell office:value-type="float" office:value="-2.09950685501099" calcext:value-type="float">
            <text:p>-2.09950685501099</text:p>
          </table:table-cell>
          <table:table-cell office:value-type="float" office:value="-2.49926090240479" calcext:value-type="float">
            <text:p>-2.49926090240479</text:p>
          </table:table-cell>
          <table:table-cell table:number-columns-repeated="3" office:value-type="float" office:value="-2.49926090240479" calcext:value-type="float">
            <text:p>-2.49926090240479</text:p>
          </table:table-cell>
          <table:table-cell office:value-type="float" office:value="-2.49926090240479" calcext:value-type="float">
            <text:p>-2.49926090240479</text:p>
          </table:table-cell>
          <table:table-cell table:number-columns-repeated="4" office:value-type="float" office:value="-2.49926090240479" calcext:value-type="float">
            <text:p>-2.49926090240479</text:p>
          </table:table-cell>
          <table:table-cell office:value-type="float" office:value="-2.49926090240479" calcext:value-type="float">
            <text:p>-2.49926090240479</text:p>
          </table:table-cell>
        </table:table-row>
        <table:table-row table:style-name="ro1">
          <table:table-cell office:value-type="float" office:value="-0.188621491193771" calcext:value-type="float">
            <text:p>-0.188621491193771</text:p>
          </table:table-cell>
          <table:table-cell office:value-type="float" office:value="-0.0011630046647042" calcext:value-type="float">
            <text:p>-0.001163004664704</text:p>
          </table:table-cell>
          <table:table-cell office:value-type="float" office:value="0.128729462623596" calcext:value-type="float">
            <text:p>0.128729462623596</text:p>
          </table:table-cell>
          <table:table-cell office:value-type="float" office:value="0.00861532054841518" calcext:value-type="float">
            <text:p>0.008615320548415</text:p>
          </table:table-cell>
          <table:table-cell office:value-type="float" office:value="-0.302759170532227" calcext:value-type="float">
            <text:p>-0.302759170532227</text:p>
          </table:table-cell>
          <table:table-cell office:value-type="float" office:value="-0.0956693217158318" calcext:value-type="float">
            <text:p>-0.095669321715832</text:p>
          </table:table-cell>
          <table:table-cell office:value-type="float" office:value="0.151995047926903" calcext:value-type="float">
            <text:p>0.151995047926903</text:p>
          </table:table-cell>
          <table:table-cell office:value-type="float" office:value="0.0139033459126949" calcext:value-type="float">
            <text:p>0.013903345912695</text:p>
          </table:table-cell>
          <table:table-cell office:value-type="float" office:value="0.0470512434840202" calcext:value-type="float">
            <text:p>0.04705124348402</text:p>
          </table:table-cell>
          <table:table-cell office:value-type="float" office:value="-0.031311709433794" calcext:value-type="float">
            <text:p>-0.031311709433794</text:p>
          </table:table-cell>
          <table:table-cell office:value-type="float" office:value="0.0113598564639688" calcext:value-type="float">
            <text:p>0.011359856463969</text:p>
          </table:table-cell>
          <table:table-cell office:value-type="float" office:value="-0.0465800687670708" calcext:value-type="float">
            <text:p>-0.046580068767071</text:p>
          </table:table-cell>
        </table:table-row>
        <table:table-row table:style-name="ro1">
          <table:table-cell office:value-type="float" office:value="-0.0942418351769447" calcext:value-type="float">
            <text:p>-0.094241835176945</text:p>
          </table:table-cell>
          <table:table-cell office:value-type="float" office:value="0.0802273228764534" calcext:value-type="float">
            <text:p>0.080227322876453</text:p>
          </table:table-cell>
          <table:table-cell office:value-type="float" office:value="0.41113218665123" calcext:value-type="float">
            <text:p>0.41113218665123</text:p>
          </table:table-cell>
          <table:table-cell office:value-type="float" office:value="0.43794259428978" calcext:value-type="float">
            <text:p>0.43794259428978</text:p>
          </table:table-cell>
          <table:table-cell office:value-type="float" office:value="0.31257751584053" calcext:value-type="float">
            <text:p>0.31257751584053</text:p>
          </table:table-cell>
          <table:table-cell office:value-type="float" office:value="0.430220246315002" calcext:value-type="float">
            <text:p>0.430220246315002</text:p>
          </table:table-cell>
          <table:table-cell office:value-type="float" office:value="0.508755028247833" calcext:value-type="float">
            <text:p>0.508755028247833</text:p>
          </table:table-cell>
          <table:table-cell office:value-type="float" office:value="0.341902524232864" calcext:value-type="float">
            <text:p>0.341902524232864</text:p>
          </table:table-cell>
          <table:table-cell office:value-type="float" office:value="0.533056557178497" calcext:value-type="float">
            <text:p>0.533056557178497</text:p>
          </table:table-cell>
          <table:table-cell office:value-type="float" office:value="0.61194121837616" calcext:value-type="float">
            <text:p>0.61194121837616</text:p>
          </table:table-cell>
          <table:table-cell office:value-type="float" office:value="0.376253396272659" calcext:value-type="float">
            <text:p>0.376253396272659</text:p>
          </table:table-cell>
          <table:table-cell office:value-type="float" office:value="0.258867204189301" calcext:value-type="float">
            <text:p>0.258867204189301</text:p>
          </table:table-cell>
        </table:table-row>
        <table:table-row table:style-name="ro1">
          <table:table-cell office:value-type="float" office:value="0.0465783216059208" calcext:value-type="float">
            <text:p>0.046578321605921</text:p>
          </table:table-cell>
          <table:table-cell office:value-type="float" office:value="-0.0216782409697771" calcext:value-type="float">
            <text:p>-0.021678240969777</text:p>
          </table:table-cell>
          <table:table-cell office:value-type="float" office:value="-0.170884013175964" calcext:value-type="float">
            <text:p>-0.170884013175964</text:p>
          </table:table-cell>
          <table:table-cell office:value-type="float" office:value="-0.175749689340591" calcext:value-type="float">
            <text:p>-0.175749689340591</text:p>
          </table:table-cell>
          <table:table-cell office:value-type="float" office:value="-0.221196874976158" calcext:value-type="float">
            <text:p>-0.221196874976158</text:p>
          </table:table-cell>
          <table:table-cell office:value-type="float" office:value="-0.202780798077583" calcext:value-type="float">
            <text:p>-0.202780798077583</text:p>
          </table:table-cell>
          <table:table-cell office:value-type="float" office:value="-0.196732580661774" calcext:value-type="float">
            <text:p>-0.196732580661774</text:p>
          </table:table-cell>
          <table:table-cell office:value-type="float" office:value="-0.169244557619095" calcext:value-type="float">
            <text:p>-0.169244557619095</text:p>
          </table:table-cell>
          <table:table-cell office:value-type="float" office:value="-0.191387474536896" calcext:value-type="float">
            <text:p>-0.191387474536896</text:p>
          </table:table-cell>
          <table:table-cell office:value-type="float" office:value="-0.19131726026535" calcext:value-type="float">
            <text:p>-0.19131726026535</text:p>
          </table:table-cell>
          <table:table-cell office:value-type="float" office:value="-0.22111739218235" calcext:value-type="float">
            <text:p>-0.22111739218235</text:p>
          </table:table-cell>
          <table:table-cell office:value-type="float" office:value="-0.0711252465844154" calcext:value-type="float">
            <text:p>-0.071125246584415</text:p>
          </table:table-cell>
        </table:table-row>
        <table:table-row table:style-name="ro1">
          <table:table-cell office:value-type="float" office:value="-1.09833347797394" calcext:value-type="float">
            <text:p>-1.09833347797394</text:p>
          </table:table-cell>
          <table:table-cell table:number-columns-repeated="2" office:value-type="float" office:value="-1.80285155773163" calcext:value-type="float">
            <text:p>-1.80285155773163</text:p>
          </table:table-cell>
          <table:table-cell table:number-columns-repeated="3" office:value-type="float" office:value="-1.80285155773163" calcext:value-type="float">
            <text:p>-1.80285155773163</text:p>
          </table:table-cell>
          <table:table-cell office:value-type="float" office:value="-1.80285155773163" calcext:value-type="float">
            <text:p>-1.80285155773163</text:p>
          </table:table-cell>
          <table:table-cell table:number-columns-repeated="4" office:value-type="float" office:value="-1.80285155773163" calcext:value-type="float">
            <text:p>-1.80285155773163</text:p>
          </table:table-cell>
          <table:table-cell office:value-type="float" office:value="-1.80285155773163" calcext:value-type="float">
            <text:p>-1.80285155773163</text:p>
          </table:table-cell>
        </table:table-row>
        <table:table-row table:style-name="ro1">
          <table:table-cell table:number-columns-repeated="3" office:value-type="float" office:value="-0.00373267638497055" calcext:value-type="float">
            <text:p>-0.003732676384971</text:p>
          </table:table-cell>
          <table:table-cell table:number-columns-repeated="3" office:value-type="float" office:value="-0.00373267638497055" calcext:value-type="float">
            <text:p>-0.003732676384971</text:p>
          </table:table-cell>
          <table:table-cell office:value-type="float" office:value="-0.00373267638497055" calcext:value-type="float">
            <text:p>-0.003732676384971</text:p>
          </table:table-cell>
          <table:table-cell table:number-columns-repeated="4" office:value-type="float" office:value="-0.00373267638497055" calcext:value-type="float">
            <text:p>-0.003732676384971</text:p>
          </table:table-cell>
          <table:table-cell office:value-type="float" office:value="-0.00373267638497055" calcext:value-type="float">
            <text:p>-0.003732676384971</text:p>
          </table:table-cell>
        </table:table-row>
        <table:table-row table:style-name="ro1">
          <table:table-cell office:value-type="float" office:value="-1.04286956787109" calcext:value-type="float">
            <text:p>-1.04286956787109</text:p>
          </table:table-cell>
          <table:table-cell table:number-columns-repeated="11" office:value-type="float" office:value="0.0088581508025527" calcext:value-type="float">
            <text:p>0.008858150802553</text:p>
          </table:table-cell>
        </table:table-row>
        <table:table-row table:style-name="ro1">
          <table:table-cell office:value-type="float" office:value="-0.299276649951935" calcext:value-type="float">
            <text:p>-0.299276649951935</text:p>
          </table:table-cell>
          <table:table-cell office:value-type="float" office:value="0.107646152377129" calcext:value-type="float">
            <text:p>0.107646152377129</text:p>
          </table:table-cell>
          <table:table-cell table:number-columns-repeated="10" office:value-type="float" office:value="0.086139976978302" calcext:value-type="float">
            <text:p>0.086139976978302</text:p>
          </table:table-cell>
        </table:table-row>
        <table:table-row table:style-name="ro1">
          <table:table-cell office:value-type="float" office:value="-0.13634105026722" calcext:value-type="float">
            <text:p>-0.13634105026722</text:p>
          </table:table-cell>
          <table:table-cell office:value-type="float" office:value="0.00710389157757163" calcext:value-type="float">
            <text:p>0.007103891577572</text:p>
          </table:table-cell>
          <table:table-cell office:value-type="float" office:value="0.160483777523041" calcext:value-type="float">
            <text:p>0.160483777523041</text:p>
          </table:table-cell>
          <table:table-cell office:value-type="float" office:value="0.216697007417679" calcext:value-type="float">
            <text:p>0.216697007417679</text:p>
          </table:table-cell>
          <table:table-cell office:value-type="float" office:value="0.157315462827683" calcext:value-type="float">
            <text:p>0.157315462827683</text:p>
          </table:table-cell>
          <table:table-cell office:value-type="float" office:value="0.21649344265461" calcext:value-type="float">
            <text:p>0.21649344265461</text:p>
          </table:table-cell>
          <table:table-cell office:value-type="float" office:value="0.172061949968338" calcext:value-type="float">
            <text:p>0.172061949968338</text:p>
          </table:table-cell>
          <table:table-cell office:value-type="float" office:value="0.150244846940041" calcext:value-type="float">
            <text:p>0.150244846940041</text:p>
          </table:table-cell>
          <table:table-cell office:value-type="float" office:value="0.130758881568909" calcext:value-type="float">
            <text:p>0.130758881568909</text:p>
          </table:table-cell>
          <table:table-cell office:value-type="float" office:value="0.0222419910132885" calcext:value-type="float">
            <text:p>0.022241991013289</text:p>
          </table:table-cell>
          <table:table-cell office:value-type="float" office:value="0.215914338827133" calcext:value-type="float">
            <text:p>0.215914338827133</text:p>
          </table:table-cell>
          <table:table-cell office:value-type="float" office:value="0.151804491877556" calcext:value-type="float">
            <text:p>0.151804491877556</text:p>
          </table:table-cell>
        </table:table-row>
        <table:table-row table:style-name="ro1">
          <table:table-cell table:number-columns-repeated="12" office:value-type="float" office:value="0.0094235772266984" calcext:value-type="float">
            <text:p>0.009423577226698</text:p>
          </table:table-cell>
        </table:table-row>
        <table:table-row table:style-name="ro1">
          <table:table-cell office:value-type="float" office:value="-0.0803968533873558" calcext:value-type="float">
            <text:p>-0.080396853387356</text:p>
          </table:table-cell>
          <table:table-cell office:value-type="float" office:value="-0.247389867901802" calcext:value-type="float">
            <text:p>-0.247389867901802</text:p>
          </table:table-cell>
          <table:table-cell office:value-type="float" office:value="-0.437185227870941" calcext:value-type="float">
            <text:p>-0.437185227870941</text:p>
          </table:table-cell>
          <table:table-cell office:value-type="float" office:value="-0.206075221300125" calcext:value-type="float">
            <text:p>-0.206075221300125</text:p>
          </table:table-cell>
          <table:table-cell office:value-type="float" office:value="-0.152842462062836" calcext:value-type="float">
            <text:p>-0.152842462062836</text:p>
          </table:table-cell>
          <table:table-cell office:value-type="float" office:value="-0.374409317970276" calcext:value-type="float">
            <text:p>-0.374409317970276</text:p>
          </table:table-cell>
          <table:table-cell office:value-type="float" office:value="-0.352238088846207" calcext:value-type="float">
            <text:p>-0.352238088846207</text:p>
          </table:table-cell>
          <table:table-cell office:value-type="float" office:value="-0.257205694913864" calcext:value-type="float">
            <text:p>-0.257205694913864</text:p>
          </table:table-cell>
          <table:table-cell office:value-type="float" office:value="-0.318506419658661" calcext:value-type="float">
            <text:p>-0.318506419658661</text:p>
          </table:table-cell>
          <table:table-cell office:value-type="float" office:value="-0.377118319272995" calcext:value-type="float">
            <text:p>-0.377118319272995</text:p>
          </table:table-cell>
          <table:table-cell office:value-type="float" office:value="-0.544437110424042" calcext:value-type="float">
            <text:p>-0.544437110424042</text:p>
          </table:table-cell>
          <table:table-cell office:value-type="float" office:value="-0.419417709112167" calcext:value-type="float">
            <text:p>-0.419417709112167</text:p>
          </table:table-cell>
        </table:table-row>
        <table:table-row table:style-name="ro1">
          <table:table-cell table:number-columns-repeated="3" office:value-type="float" office:value="-0.0623577646911144" calcext:value-type="float">
            <text:p>-0.062357764691114</text:p>
          </table:table-cell>
          <table:table-cell table:number-columns-repeated="3" office:value-type="float" office:value="-0.0623577646911144" calcext:value-type="float">
            <text:p>-0.062357764691115</text:p>
          </table:table-cell>
          <table:table-cell office:value-type="float" office:value="-0.0623577646911144" calcext:value-type="float">
            <text:p>-0.062357764691114</text:p>
          </table:table-cell>
          <table:table-cell table:number-columns-repeated="4" office:value-type="float" office:value="-0.0623577646911144" calcext:value-type="float">
            <text:p>-0.062357764691115</text:p>
          </table:table-cell>
          <table:table-cell office:value-type="float" office:value="-0.0623577646911144" calcext:value-type="float">
            <text:p>-0.062357764691114</text:p>
          </table:table-cell>
        </table:table-row>
        <table:table-row table:style-name="ro1">
          <table:table-cell office:value-type="float" office:value="-0.129455134272575" calcext:value-type="float">
            <text:p>-0.129455134272575</text:p>
          </table:table-cell>
          <table:table-cell table:number-columns-repeated="2" office:value-type="float" office:value="-0.0000633827730780467" calcext:value-type="float">
            <text:p>-6.33827730780467E-05</text:p>
          </table:table-cell>
          <table:table-cell table:number-columns-repeated="3" office:value-type="float" office:value="-0.0000633827730780467" calcext:value-type="float">
            <text:p>-6.33827730780467E-05</text:p>
          </table:table-cell>
          <table:table-cell office:value-type="float" office:value="-0.0000633827730780467" calcext:value-type="float">
            <text:p>-6.33827730780467E-05</text:p>
          </table:table-cell>
          <table:table-cell table:number-columns-repeated="4" office:value-type="float" office:value="-0.0000633827730780467" calcext:value-type="float">
            <text:p>-6.33827730780467E-05</text:p>
          </table:table-cell>
          <table:table-cell office:value-type="float" office:value="-0.0000633827730780467" calcext:value-type="float">
            <text:p>-6.33827730780467E-05</text:p>
          </table:table-cell>
        </table:table-row>
        <table:table-row table:style-name="ro1">
          <table:table-cell office:value-type="float" office:value="-0.750602960586548" calcext:value-type="float">
            <text:p>-0.750602960586548</text:p>
          </table:table-cell>
          <table:table-cell office:value-type="float" office:value="-0.919643402099609" calcext:value-type="float">
            <text:p>-0.919643402099609</text:p>
          </table:table-cell>
          <table:table-cell office:value-type="float" office:value="-1.93930232524872" calcext:value-type="float">
            <text:p>-1.93930232524872</text:p>
          </table:table-cell>
          <table:table-cell office:value-type="float" office:value="-1.91149497032166" calcext:value-type="float">
            <text:p>-1.91149497032166</text:p>
          </table:table-cell>
          <table:table-cell office:value-type="float" office:value="-1.95123374462128" calcext:value-type="float">
            <text:p>-1.95123374462128</text:p>
          </table:table-cell>
          <table:table-cell office:value-type="float" office:value="-1.93678224086761" calcext:value-type="float">
            <text:p>-1.93678224086761</text:p>
          </table:table-cell>
          <table:table-cell office:value-type="float" office:value="-1.95035433769226" calcext:value-type="float">
            <text:p>-1.95035433769226</text:p>
          </table:table-cell>
          <table:table-cell office:value-type="float" office:value="-1.89339327812195" calcext:value-type="float">
            <text:p>-1.89339327812195</text:p>
          </table:table-cell>
          <table:table-cell office:value-type="float" office:value="-1.84804713726044" calcext:value-type="float">
            <text:p>-1.84804713726044</text:p>
          </table:table-cell>
          <table:table-cell office:value-type="float" office:value="-1.90342473983765" calcext:value-type="float">
            <text:p>-1.90342473983765</text:p>
          </table:table-cell>
          <table:table-cell office:value-type="float" office:value="-1.92665147781372" calcext:value-type="float">
            <text:p>-1.92665147781372</text:p>
          </table:table-cell>
          <table:table-cell office:value-type="float" office:value="-1.99221694469452" calcext:value-type="float">
            <text:p>-1.99221694469452</text:p>
          </table:table-cell>
        </table:table-row>
        <table:table-row table:style-name="ro1">
          <table:table-cell office:value-type="float" office:value="-0.0239720717072487" calcext:value-type="float">
            <text:p>-0.023972071707249</text:p>
          </table:table-cell>
          <table:table-cell table:number-columns-repeated="2" office:value-type="float" office:value="0.0343273654580116" calcext:value-type="float">
            <text:p>0.034327365458012</text:p>
          </table:table-cell>
          <table:table-cell table:number-columns-repeated="3" office:value-type="float" office:value="0.0343273654580116" calcext:value-type="float">
            <text:p>0.034327365458012</text:p>
          </table:table-cell>
          <table:table-cell office:value-type="float" office:value="0.0343273654580116" calcext:value-type="float">
            <text:p>0.034327365458012</text:p>
          </table:table-cell>
          <table:table-cell table:number-columns-repeated="4" office:value-type="float" office:value="0.0343273654580116" calcext:value-type="float">
            <text:p>0.034327365458012</text:p>
          </table:table-cell>
          <table:table-cell office:value-type="float" office:value="0.0343273654580116" calcext:value-type="float">
            <text:p>0.034327365458012</text:p>
          </table:table-cell>
        </table:table-row>
        <table:table-row table:style-name="ro1">
          <table:table-cell office:value-type="float" office:value="-0.665574610233307" calcext:value-type="float">
            <text:p>-0.665574610233307</text:p>
          </table:table-cell>
          <table:table-cell office:value-type="float" office:value="-0.528624176979065" calcext:value-type="float">
            <text:p>-0.528624176979065</text:p>
          </table:table-cell>
          <table:table-cell office:value-type="float" office:value="0.000901599647477269" calcext:value-type="float">
            <text:p>0.000901599647477</text:p>
          </table:table-cell>
          <table:table-cell table:number-columns-repeated="3" office:value-type="float" office:value="0.000901599647477269" calcext:value-type="float">
            <text:p>0.000901599647477</text:p>
          </table:table-cell>
          <table:table-cell office:value-type="float" office:value="0.000901599647477269" calcext:value-type="float">
            <text:p>0.000901599647477</text:p>
          </table:table-cell>
          <table:table-cell table:number-columns-repeated="4" office:value-type="float" office:value="0.000901599647477269" calcext:value-type="float">
            <text:p>0.000901599647477</text:p>
          </table:table-cell>
          <table:table-cell office:value-type="float" office:value="0.000901599647477269" calcext:value-type="float">
            <text:p>0.000901599647477</text:p>
          </table:table-cell>
        </table:table-row>
        <table:table-row table:style-name="ro1">
          <table:table-cell office:value-type="float" office:value="0.500488579273224" calcext:value-type="float">
            <text:p>0.500488579273224</text:p>
          </table:table-cell>
          <table:table-cell office:value-type="float" office:value="-0.24267016351223" calcext:value-type="float">
            <text:p>-0.24267016351223</text:p>
          </table:table-cell>
          <table:table-cell office:value-type="float" office:value="0.575287163257599" calcext:value-type="float">
            <text:p>0.575287163257599</text:p>
          </table:table-cell>
          <table:table-cell office:value-type="float" office:value="0.57246869802475" calcext:value-type="float">
            <text:p>0.57246869802475</text:p>
          </table:table-cell>
          <table:table-cell office:value-type="float" office:value="0.437845170497894" calcext:value-type="float">
            <text:p>0.437845170497894</text:p>
          </table:table-cell>
          <table:table-cell office:value-type="float" office:value="0.554019153118133" calcext:value-type="float">
            <text:p>0.554019153118133</text:p>
          </table:table-cell>
          <table:table-cell office:value-type="float" office:value="0.609589636325836" calcext:value-type="float">
            <text:p>0.609589636325836</text:p>
          </table:table-cell>
          <table:table-cell office:value-type="float" office:value="0.643158376216888" calcext:value-type="float">
            <text:p>0.643158376216888</text:p>
          </table:table-cell>
          <table:table-cell office:value-type="float" office:value="0.539022743701935" calcext:value-type="float">
            <text:p>0.539022743701935</text:p>
          </table:table-cell>
          <table:table-cell office:value-type="float" office:value="0.437755733728409" calcext:value-type="float">
            <text:p>0.437755733728409</text:p>
          </table:table-cell>
          <table:table-cell office:value-type="float" office:value="0.606138825416565" calcext:value-type="float">
            <text:p>0.606138825416565</text:p>
          </table:table-cell>
          <table:table-cell office:value-type="float" office:value="0.554519951343536" calcext:value-type="float">
            <text:p>0.554519951343536</text:p>
          </table:table-cell>
        </table:table-row>
        <table:table-row table:style-name="ro1">
          <table:table-cell office:value-type="float" office:value="-0.367983222007751" calcext:value-type="float">
            <text:p>-0.367983222007751</text:p>
          </table:table-cell>
          <table:table-cell office:value-type="float" office:value="0.230547547340393" calcext:value-type="float">
            <text:p>0.230547547340393</text:p>
          </table:table-cell>
          <table:table-cell office:value-type="float" office:value="-2.18082237243652" calcext:value-type="float">
            <text:p>-2.18082237243652</text:p>
          </table:table-cell>
          <table:table-cell office:value-type="float" office:value="-1.83414697647095" calcext:value-type="float">
            <text:p>-1.83414697647095</text:p>
          </table:table-cell>
          <table:table-cell office:value-type="float" office:value="-2.04882335662842" calcext:value-type="float">
            <text:p>-2.04882335662842</text:p>
          </table:table-cell>
          <table:table-cell office:value-type="float" office:value="-2.02088403701782" calcext:value-type="float">
            <text:p>-2.02088403701782</text:p>
          </table:table-cell>
          <table:table-cell office:value-type="float" office:value="-2.20802330970764" calcext:value-type="float">
            <text:p>-2.20802330970764</text:p>
          </table:table-cell>
          <table:table-cell office:value-type="float" office:value="-1.90750586986542" calcext:value-type="float">
            <text:p>-1.90750586986542</text:p>
          </table:table-cell>
          <table:table-cell office:value-type="float" office:value="-1.95028185844421" calcext:value-type="float">
            <text:p>-1.95028185844421</text:p>
          </table:table-cell>
          <table:table-cell office:value-type="float" office:value="-2.36980175971985" calcext:value-type="float">
            <text:p>-2.36980175971985</text:p>
          </table:table-cell>
          <table:table-cell office:value-type="float" office:value="-1.92397880554199" calcext:value-type="float">
            <text:p>-1.92397880554199</text:p>
          </table:table-cell>
          <table:table-cell office:value-type="float" office:value="-2.267657995224" calcext:value-type="float">
            <text:p>-2.267657995224</text:p>
          </table:table-cell>
        </table:table-row>
        <table:table-row table:style-name="ro1">
          <table:table-cell office:value-type="float" office:value="-0.440405130386353" calcext:value-type="float">
            <text:p>-0.440405130386353</text:p>
          </table:table-cell>
          <table:table-cell office:value-type="float" office:value="-0.401651740074158" calcext:value-type="float">
            <text:p>-0.401651740074158</text:p>
          </table:table-cell>
          <table:table-cell office:value-type="float" office:value="0.0621797330677509" calcext:value-type="float">
            <text:p>0.062179733067751</text:p>
          </table:table-cell>
          <table:table-cell office:value-type="float" office:value="0.100041218101978" calcext:value-type="float">
            <text:p>0.100041218101978</text:p>
          </table:table-cell>
          <table:table-cell office:value-type="float" office:value="0.0902132838964462" calcext:value-type="float">
            <text:p>0.090213283896446</text:p>
          </table:table-cell>
          <table:table-cell office:value-type="float" office:value="0.129722893238068" calcext:value-type="float">
            <text:p>0.129722893238068</text:p>
          </table:table-cell>
          <table:table-cell office:value-type="float" office:value="0.0970323160290718" calcext:value-type="float">
            <text:p>0.097032316029072</text:p>
          </table:table-cell>
          <table:table-cell office:value-type="float" office:value="0.134977832436562" calcext:value-type="float">
            <text:p>0.134977832436562</text:p>
          </table:table-cell>
          <table:table-cell office:value-type="float" office:value="0.114579364657402" calcext:value-type="float">
            <text:p>0.114579364657402</text:p>
          </table:table-cell>
          <table:table-cell office:value-type="float" office:value="0.0993543863296509" calcext:value-type="float">
            <text:p>0.099354386329651</text:p>
          </table:table-cell>
          <table:table-cell office:value-type="float" office:value="0.10095189511776" calcext:value-type="float">
            <text:p>0.10095189511776</text:p>
          </table:table-cell>
          <table:table-cell office:value-type="float" office:value="0.137438625097275" calcext:value-type="float">
            <text:p>0.137438625097275</text:p>
          </table:table-cell>
        </table:table-row>
        <table:table-row table:style-name="ro1">
          <table:table-cell office:value-type="float" office:value="-0.661171734333038" calcext:value-type="float">
            <text:p>-0.661171734333038</text:p>
          </table:table-cell>
          <table:table-cell office:value-type="float" office:value="-0.117862612009048" calcext:value-type="float">
            <text:p>-0.117862612009048</text:p>
          </table:table-cell>
          <table:table-cell office:value-type="float" office:value="-0.0137314088642597" calcext:value-type="float">
            <text:p>-0.01373140886426</text:p>
          </table:table-cell>
          <table:table-cell table:number-columns-repeated="3" office:value-type="float" office:value="-0.0137314088642597" calcext:value-type="float">
            <text:p>-0.01373140886426</text:p>
          </table:table-cell>
          <table:table-cell office:value-type="float" office:value="-0.0137314088642597" calcext:value-type="float">
            <text:p>-0.01373140886426</text:p>
          </table:table-cell>
          <table:table-cell table:number-columns-repeated="4" office:value-type="float" office:value="-0.0137314088642597" calcext:value-type="float">
            <text:p>-0.01373140886426</text:p>
          </table:table-cell>
          <table:table-cell office:value-type="float" office:value="-0.0137314088642597" calcext:value-type="float">
            <text:p>-0.01373140886426</text:p>
          </table:table-cell>
        </table:table-row>
        <table:table-row table:style-name="ro1">
          <table:table-cell office:value-type="float" office:value="-0.496604859828949" calcext:value-type="float">
            <text:p>-0.496604859828949</text:p>
          </table:table-cell>
          <table:table-cell table:number-columns-repeated="2" office:value-type="float" office:value="-0.0927451699972153" calcext:value-type="float">
            <text:p>-0.092745169997215</text:p>
          </table:table-cell>
          <table:table-cell table:number-columns-repeated="3" office:value-type="float" office:value="-0.0927451699972153" calcext:value-type="float">
            <text:p>-0.092745169997215</text:p>
          </table:table-cell>
          <table:table-cell office:value-type="float" office:value="-0.0927451699972153" calcext:value-type="float">
            <text:p>-0.092745169997215</text:p>
          </table:table-cell>
          <table:table-cell table:number-columns-repeated="4" office:value-type="float" office:value="-0.0927451699972153" calcext:value-type="float">
            <text:p>-0.092745169997215</text:p>
          </table:table-cell>
          <table:table-cell office:value-type="float" office:value="-0.0927451699972153" calcext:value-type="float">
            <text:p>-0.092745169997215</text:p>
          </table:table-cell>
        </table:table-row>
        <table:table-row table:style-name="ro1">
          <table:table-cell office:value-type="float" office:value="-0.35876590013504" calcext:value-type="float">
            <text:p>-0.35876590013504</text:p>
          </table:table-cell>
          <table:table-cell table:number-columns-repeated="2" office:value-type="float" office:value="-0.0701755732297897" calcext:value-type="float">
            <text:p>-0.07017557322979</text:p>
          </table:table-cell>
          <table:table-cell table:number-columns-repeated="3" office:value-type="float" office:value="-0.0701755732297897" calcext:value-type="float">
            <text:p>-0.07017557322979</text:p>
          </table:table-cell>
          <table:table-cell office:value-type="float" office:value="-0.0701755732297897" calcext:value-type="float">
            <text:p>-0.07017557322979</text:p>
          </table:table-cell>
          <table:table-cell table:number-columns-repeated="4" office:value-type="float" office:value="-0.0701755732297897" calcext:value-type="float">
            <text:p>-0.07017557322979</text:p>
          </table:table-cell>
          <table:table-cell office:value-type="float" office:value="-0.0701755732297897" calcext:value-type="float">
            <text:p>-0.07017557322979</text:p>
          </table:table-cell>
        </table:table-row>
        <table:table-row table:style-name="ro1">
          <table:table-cell office:value-type="float" office:value="-0.660766839981079" calcext:value-type="float">
            <text:p>-0.660766839981079</text:p>
          </table:table-cell>
          <table:table-cell office:value-type="float" office:value="-1.0795156955719" calcext:value-type="float">
            <text:p>-1.0795156955719</text:p>
          </table:table-cell>
          <table:table-cell office:value-type="float" office:value="-1.13654601573944" calcext:value-type="float">
            <text:p>-1.13654601573944</text:p>
          </table:table-cell>
          <table:table-cell table:number-columns-repeated="3" office:value-type="float" office:value="-1.13654601573944" calcext:value-type="float">
            <text:p>-1.13654601573944</text:p>
          </table:table-cell>
          <table:table-cell office:value-type="float" office:value="-1.13654601573944" calcext:value-type="float">
            <text:p>-1.13654601573944</text:p>
          </table:table-cell>
          <table:table-cell table:number-columns-repeated="4" office:value-type="float" office:value="-1.13654601573944" calcext:value-type="float">
            <text:p>-1.13654601573944</text:p>
          </table:table-cell>
          <table:table-cell office:value-type="float" office:value="-1.13654601573944" calcext:value-type="float">
            <text:p>-1.13654601573944</text:p>
          </table:table-cell>
        </table:table-row>
        <table:table-row table:style-name="ro1">
          <table:table-cell office:value-type="float" office:value="-0.276229500770569" calcext:value-type="float">
            <text:p>-0.276229500770569</text:p>
          </table:table-cell>
          <table:table-cell office:value-type="float" office:value="-0.29799747467041" calcext:value-type="float">
            <text:p>-0.29799747467041</text:p>
          </table:table-cell>
          <table:table-cell office:value-type="float" office:value="0.0570025891065598" calcext:value-type="float">
            <text:p>0.05700258910656</text:p>
          </table:table-cell>
          <table:table-cell office:value-type="float" office:value="0.0491764917969704" calcext:value-type="float">
            <text:p>0.04917649179697</text:p>
          </table:table-cell>
          <table:table-cell office:value-type="float" office:value="0.0140967462211847" calcext:value-type="float">
            <text:p>0.014096746221185</text:p>
          </table:table-cell>
          <table:table-cell office:value-type="float" office:value="0.0134267853572965" calcext:value-type="float">
            <text:p>0.013426785357297</text:p>
          </table:table-cell>
          <table:table-cell office:value-type="float" office:value="-0.0225993413478136" calcext:value-type="float">
            <text:p>-0.022599341347814</text:p>
          </table:table-cell>
          <table:table-cell office:value-type="float" office:value="-0.0105462726205587" calcext:value-type="float">
            <text:p>-0.010546272620559</text:p>
          </table:table-cell>
          <table:table-cell office:value-type="float" office:value="0.0182231236249208" calcext:value-type="float">
            <text:p>0.018223123624921</text:p>
          </table:table-cell>
          <table:table-cell office:value-type="float" office:value="0.0570382438600063" calcext:value-type="float">
            <text:p>0.057038243860006</text:p>
          </table:table-cell>
          <table:table-cell office:value-type="float" office:value="0.0397415868937969" calcext:value-type="float">
            <text:p>0.039741586893797</text:p>
          </table:table-cell>
          <table:table-cell office:value-type="float" office:value="0.0596287213265896" calcext:value-type="float">
            <text:p>0.05962872132659</text:p>
          </table:table-cell>
        </table:table-row>
        <table:table-row table:style-name="ro1">
          <table:table-cell office:value-type="float" office:value="0.614389061927795" calcext:value-type="float">
            <text:p>0.614389061927795</text:p>
          </table:table-cell>
          <table:table-cell office:value-type="float" office:value="1.28552186489105" calcext:value-type="float">
            <text:p>1.28552186489105</text:p>
          </table:table-cell>
          <table:table-cell office:value-type="float" office:value="0.679021000862122" calcext:value-type="float">
            <text:p>0.679021000862122</text:p>
          </table:table-cell>
          <table:table-cell table:number-columns-repeated="3" office:value-type="float" office:value="0.679021000862122" calcext:value-type="float">
            <text:p>0.679021000862122</text:p>
          </table:table-cell>
          <table:table-cell office:value-type="float" office:value="0.679021000862122" calcext:value-type="float">
            <text:p>0.679021000862122</text:p>
          </table:table-cell>
          <table:table-cell table:number-columns-repeated="4" office:value-type="float" office:value="0.679021000862122" calcext:value-type="float">
            <text:p>0.679021000862122</text:p>
          </table:table-cell>
          <table:table-cell office:value-type="float" office:value="0.679021000862122" calcext:value-type="float">
            <text:p>0.679021000862122</text:p>
          </table:table-cell>
        </table:table-row>
        <table:table-row table:style-name="ro1">
          <table:table-cell office:value-type="float" office:value="-0.440568387508392" calcext:value-type="float">
            <text:p>-0.440568387508392</text:p>
          </table:table-cell>
          <table:table-cell office:value-type="float" office:value="-0.329349964857101" calcext:value-type="float">
            <text:p>-0.329349964857101</text:p>
          </table:table-cell>
          <table:table-cell office:value-type="float" office:value="-0.634368717670441" calcext:value-type="float">
            <text:p>-0.634368717670441</text:p>
          </table:table-cell>
          <table:table-cell table:number-columns-repeated="3" office:value-type="float" office:value="-0.634368717670441" calcext:value-type="float">
            <text:p>-0.634368717670441</text:p>
          </table:table-cell>
          <table:table-cell office:value-type="float" office:value="-0.634368717670441" calcext:value-type="float">
            <text:p>-0.634368717670441</text:p>
          </table:table-cell>
          <table:table-cell table:number-columns-repeated="4" office:value-type="float" office:value="-0.634368717670441" calcext:value-type="float">
            <text:p>-0.634368717670441</text:p>
          </table:table-cell>
          <table:table-cell office:value-type="float" office:value="-0.634368717670441" calcext:value-type="float">
            <text:p>-0.634368717670441</text:p>
          </table:table-cell>
        </table:table-row>
        <table:table-row table:style-name="ro1">
          <table:table-cell office:value-type="float" office:value="0.667789459228516" calcext:value-type="float">
            <text:p>0.667789459228516</text:p>
          </table:table-cell>
          <table:table-cell office:value-type="float" office:value="1.53088104724884" calcext:value-type="float">
            <text:p>1.53088104724884</text:p>
          </table:table-cell>
          <table:table-cell office:value-type="float" office:value="2.95043087005615" calcext:value-type="float">
            <text:p>2.95043087005615</text:p>
          </table:table-cell>
          <table:table-cell office:value-type="float" office:value="3.14230823516846" calcext:value-type="float">
            <text:p>3.14230823516846</text:p>
          </table:table-cell>
          <table:table-cell office:value-type="float" office:value="3.21191430091858" calcext:value-type="float">
            <text:p>3.21191430091858</text:p>
          </table:table-cell>
          <table:table-cell office:value-type="float" office:value="3.18974471092224" calcext:value-type="float">
            <text:p>3.18974471092224</text:p>
          </table:table-cell>
          <table:table-cell office:value-type="float" office:value="3.20122718811035" calcext:value-type="float">
            <text:p>3.20122718811035</text:p>
          </table:table-cell>
          <table:table-cell office:value-type="float" office:value="3.23139905929565" calcext:value-type="float">
            <text:p>3.23139905929565</text:p>
          </table:table-cell>
          <table:table-cell office:value-type="float" office:value="3.26487612724304" calcext:value-type="float">
            <text:p>3.26487612724304</text:p>
          </table:table-cell>
          <table:table-cell office:value-type="float" office:value="3.34256911277771" calcext:value-type="float">
            <text:p>3.34256911277771</text:p>
          </table:table-cell>
          <table:table-cell office:value-type="float" office:value="3.27378702163696" calcext:value-type="float">
            <text:p>3.27378702163696</text:p>
          </table:table-cell>
          <table:table-cell office:value-type="float" office:value="3.43374991416931" calcext:value-type="float">
            <text:p>3.43374991416931</text:p>
          </table:table-cell>
        </table:table-row>
        <table:table-row table:style-name="ro1">
          <table:table-cell office:value-type="float" office:value="0.667182445526123" calcext:value-type="float">
            <text:p>0.667182445526123</text:p>
          </table:table-cell>
          <table:table-cell office:value-type="float" office:value="1.61290907859802" calcext:value-type="float">
            <text:p>1.61290907859802</text:p>
          </table:table-cell>
          <table:table-cell office:value-type="float" office:value="3.38068246841431" calcext:value-type="float">
            <text:p>3.38068246841431</text:p>
          </table:table-cell>
          <table:table-cell office:value-type="float" office:value="3.8032968044281" calcext:value-type="float">
            <text:p>3.8032968044281</text:p>
          </table:table-cell>
          <table:table-cell office:value-type="float" office:value="3.9079065322876" calcext:value-type="float">
            <text:p>3.9079065322876</text:p>
          </table:table-cell>
          <table:table-cell office:value-type="float" office:value="3.79895448684692" calcext:value-type="float">
            <text:p>3.79895448684692</text:p>
          </table:table-cell>
          <table:table-cell office:value-type="float" office:value="3.90278649330139" calcext:value-type="float">
            <text:p>3.90278649330139</text:p>
          </table:table-cell>
          <table:table-cell office:value-type="float" office:value="3.86602759361267" calcext:value-type="float">
            <text:p>3.86602759361267</text:p>
          </table:table-cell>
          <table:table-cell office:value-type="float" office:value="3.73977518081665" calcext:value-type="float">
            <text:p>3.73977518081665</text:p>
          </table:table-cell>
          <table:table-cell office:value-type="float" office:value="3.79492902755737" calcext:value-type="float">
            <text:p>3.79492902755737</text:p>
          </table:table-cell>
          <table:table-cell office:value-type="float" office:value="3.85874199867249" calcext:value-type="float">
            <text:p>3.85874199867249</text:p>
          </table:table-cell>
          <table:table-cell office:value-type="float" office:value="3.91693425178528" calcext:value-type="float">
            <text:p>3.91693425178528</text:p>
          </table:table-cell>
        </table:table-row>
        <table:table-row table:style-name="ro1">
          <table:table-cell office:value-type="float" office:value="-0.651378333568573" calcext:value-type="float">
            <text:p>-0.651378333568573</text:p>
          </table:table-cell>
          <table:table-cell office:value-type="float" office:value="-1.10615110397339" calcext:value-type="float">
            <text:p>-1.10615110397339</text:p>
          </table:table-cell>
          <table:table-cell office:value-type="float" office:value="-2.20273923873901" calcext:value-type="float">
            <text:p>-2.20273923873901</text:p>
          </table:table-cell>
          <table:table-cell office:value-type="float" office:value="-2.19650316238403" calcext:value-type="float">
            <text:p>-2.19650316238403</text:p>
          </table:table-cell>
          <table:table-cell office:value-type="float" office:value="-2.23703980445862" calcext:value-type="float">
            <text:p>-2.23703980445862</text:p>
          </table:table-cell>
          <table:table-cell office:value-type="float" office:value="-2.23330187797546" calcext:value-type="float">
            <text:p>-2.23330187797546</text:p>
          </table:table-cell>
          <table:table-cell office:value-type="float" office:value="-2.24237370491028" calcext:value-type="float">
            <text:p>-2.24237370491028</text:p>
          </table:table-cell>
          <table:table-cell office:value-type="float" office:value="-2.25940632820129" calcext:value-type="float">
            <text:p>-2.25940632820129</text:p>
          </table:table-cell>
          <table:table-cell office:value-type="float" office:value="-2.27071952819824" calcext:value-type="float">
            <text:p>-2.27071952819824</text:p>
          </table:table-cell>
          <table:table-cell office:value-type="float" office:value="-2.22204947471619" calcext:value-type="float">
            <text:p>-2.22204947471619</text:p>
          </table:table-cell>
          <table:table-cell office:value-type="float" office:value="-2.23597097396851" calcext:value-type="float">
            <text:p>-2.23597097396851</text:p>
          </table:table-cell>
          <table:table-cell office:value-type="float" office:value="-2.20591020584106" calcext:value-type="float">
            <text:p>-2.20591020584106</text:p>
          </table:table-cell>
        </table:table-row>
        <table:table-row table:style-name="ro1">
          <table:table-cell office:value-type="float" office:value="-0.449762284755707" calcext:value-type="float">
            <text:p>-0.449762284755707</text:p>
          </table:table-cell>
          <table:table-cell office:value-type="float" office:value="-0.339786291122436" calcext:value-type="float">
            <text:p>-0.339786291122436</text:p>
          </table:table-cell>
          <table:table-cell office:value-type="float" office:value="-0.215854749083519" calcext:value-type="float">
            <text:p>-0.215854749083519</text:p>
          </table:table-cell>
          <table:table-cell table:number-columns-repeated="3" office:value-type="float" office:value="-0.215854749083519" calcext:value-type="float">
            <text:p>-0.215854749083519</text:p>
          </table:table-cell>
          <table:table-cell office:value-type="float" office:value="-0.215854749083519" calcext:value-type="float">
            <text:p>-0.215854749083519</text:p>
          </table:table-cell>
          <table:table-cell table:number-columns-repeated="4" office:value-type="float" office:value="-0.215854749083519" calcext:value-type="float">
            <text:p>-0.215854749083519</text:p>
          </table:table-cell>
          <table:table-cell office:value-type="float" office:value="-0.215854749083519" calcext:value-type="float">
            <text:p>-0.215854749083519</text:p>
          </table:table-cell>
        </table:table-row>
        <table:table-row table:style-name="ro1">
          <table:table-cell table:number-columns-repeated="3" office:value-type="float" office:value="-0.0129534052684903" calcext:value-type="float">
            <text:p>-0.01295340526849</text:p>
          </table:table-cell>
          <table:table-cell table:number-columns-repeated="3" office:value-type="float" office:value="-0.0129534052684903" calcext:value-type="float">
            <text:p>-0.01295340526849</text:p>
          </table:table-cell>
          <table:table-cell office:value-type="float" office:value="-0.0129534052684903" calcext:value-type="float">
            <text:p>-0.01295340526849</text:p>
          </table:table-cell>
          <table:table-cell table:number-columns-repeated="4" office:value-type="float" office:value="-0.0129534052684903" calcext:value-type="float">
            <text:p>-0.01295340526849</text:p>
          </table:table-cell>
          <table:table-cell office:value-type="float" office:value="-0.0129534052684903" calcext:value-type="float">
            <text:p>-0.01295340526849</text:p>
          </table:table-cell>
        </table:table-row>
        <table:table-row table:style-name="ro1">
          <table:table-cell office:value-type="float" office:value="-0.405792146921158" calcext:value-type="float">
            <text:p>-0.405792146921158</text:p>
          </table:table-cell>
          <table:table-cell table:number-columns-repeated="2" office:value-type="float" office:value="-0.257880210876465" calcext:value-type="float">
            <text:p>-0.257880210876465</text:p>
          </table:table-cell>
          <table:table-cell table:number-columns-repeated="3" office:value-type="float" office:value="-0.257880210876465" calcext:value-type="float">
            <text:p>-0.257880210876465</text:p>
          </table:table-cell>
          <table:table-cell office:value-type="float" office:value="-0.257880210876465" calcext:value-type="float">
            <text:p>-0.257880210876465</text:p>
          </table:table-cell>
          <table:table-cell table:number-columns-repeated="4" office:value-type="float" office:value="-0.257880210876465" calcext:value-type="float">
            <text:p>-0.257880210876465</text:p>
          </table:table-cell>
          <table:table-cell office:value-type="float" office:value="-0.257880210876465" calcext:value-type="float">
            <text:p>-0.257880210876465</text:p>
          </table:table-cell>
        </table:table-row>
        <table:table-row table:style-name="ro1">
          <table:table-cell office:value-type="float" office:value="0.541009187698364" calcext:value-type="float">
            <text:p>0.541009187698364</text:p>
          </table:table-cell>
          <table:table-cell office:value-type="float" office:value="0.757203936576843" calcext:value-type="float">
            <text:p>0.757203936576843</text:p>
          </table:table-cell>
          <table:table-cell office:value-type="float" office:value="0.734089374542236" calcext:value-type="float">
            <text:p>0.734089374542236</text:p>
          </table:table-cell>
          <table:table-cell table:number-columns-repeated="3" office:value-type="float" office:value="0.734089374542236" calcext:value-type="float">
            <text:p>0.734089374542236</text:p>
          </table:table-cell>
          <table:table-cell office:value-type="float" office:value="0.734089374542236" calcext:value-type="float">
            <text:p>0.734089374542236</text:p>
          </table:table-cell>
          <table:table-cell table:number-columns-repeated="4" office:value-type="float" office:value="0.734089374542236" calcext:value-type="float">
            <text:p>0.734089374542236</text:p>
          </table:table-cell>
          <table:table-cell office:value-type="float" office:value="0.734089374542236" calcext:value-type="float">
            <text:p>0.734089374542236</text:p>
          </table:table-cell>
        </table:table-row>
        <table:table-row table:style-name="ro1">
          <table:table-cell office:value-type="float" office:value="-1.07187378406525" calcext:value-type="float">
            <text:p>-1.07187378406525</text:p>
          </table:table-cell>
          <table:table-cell office:value-type="float" office:value="-1.72367680072784" calcext:value-type="float">
            <text:p>-1.72367680072784</text:p>
          </table:table-cell>
          <table:table-cell office:value-type="float" office:value="-2.21069669723511" calcext:value-type="float">
            <text:p>-2.21069669723511</text:p>
          </table:table-cell>
          <table:table-cell office:value-type="float" office:value="-2.29220628738403" calcext:value-type="float">
            <text:p>-2.29220628738403</text:p>
          </table:table-cell>
          <table:table-cell office:value-type="float" office:value="-2.28789234161377" calcext:value-type="float">
            <text:p>-2.28789234161377</text:p>
          </table:table-cell>
          <table:table-cell office:value-type="float" office:value="-2.16191267967224" calcext:value-type="float">
            <text:p>-2.16191267967224</text:p>
          </table:table-cell>
          <table:table-cell office:value-type="float" office:value="-2.17475271224976" calcext:value-type="float">
            <text:p>-2.17475271224976</text:p>
          </table:table-cell>
          <table:table-cell office:value-type="float" office:value="-2.23662281036377" calcext:value-type="float">
            <text:p>-2.23662281036377</text:p>
          </table:table-cell>
          <table:table-cell office:value-type="float" office:value="-2.26060938835144" calcext:value-type="float">
            <text:p>-2.26060938835144</text:p>
          </table:table-cell>
          <table:table-cell office:value-type="float" office:value="-2.20051860809326" calcext:value-type="float">
            <text:p>-2.20051860809326</text:p>
          </table:table-cell>
          <table:table-cell office:value-type="float" office:value="-2.25767660140991" calcext:value-type="float">
            <text:p>-2.25767660140991</text:p>
          </table:table-cell>
          <table:table-cell office:value-type="float" office:value="-2.22223711013794" calcext:value-type="float">
            <text:p>-2.22223711013794</text:p>
          </table:table-cell>
        </table:table-row>
        <table:table-row table:style-name="ro1">
          <table:table-cell table:number-columns-repeated="3" office:value-type="float" office:value="-0.0461155660450459" calcext:value-type="float">
            <text:p>-0.046115566045046</text:p>
          </table:table-cell>
          <table:table-cell table:number-columns-repeated="3" office:value-type="float" office:value="-0.0461155660450459" calcext:value-type="float">
            <text:p>-0.046115566045046</text:p>
          </table:table-cell>
          <table:table-cell office:value-type="float" office:value="-0.0461155660450459" calcext:value-type="float">
            <text:p>-0.046115566045046</text:p>
          </table:table-cell>
          <table:table-cell table:number-columns-repeated="4" office:value-type="float" office:value="-0.0461155660450459" calcext:value-type="float">
            <text:p>-0.046115566045046</text:p>
          </table:table-cell>
          <table:table-cell office:value-type="float" office:value="-0.0461155660450459" calcext:value-type="float">
            <text:p>-0.046115566045046</text:p>
          </table:table-cell>
        </table:table-row>
        <table:table-row table:style-name="ro1">
          <table:table-cell office:value-type="float" office:value="-0.0721541047096252" calcext:value-type="float">
            <text:p>-0.072154104709625</text:p>
          </table:table-cell>
          <table:table-cell office:value-type="float" office:value="0.185285672545433" calcext:value-type="float">
            <text:p>0.185285672545433</text:p>
          </table:table-cell>
          <table:table-cell office:value-type="float" office:value="-0.212505117058754" calcext:value-type="float">
            <text:p>-0.212505117058754</text:p>
          </table:table-cell>
          <table:table-cell office:value-type="float" office:value="-0.315024137496948" calcext:value-type="float">
            <text:p>-0.315024137496948</text:p>
          </table:table-cell>
          <table:table-cell office:value-type="float" office:value="-0.376722186803818" calcext:value-type="float">
            <text:p>-0.376722186803818</text:p>
          </table:table-cell>
          <table:table-cell office:value-type="float" office:value="-0.2935691177845" calcext:value-type="float">
            <text:p>-0.2935691177845</text:p>
          </table:table-cell>
          <table:table-cell office:value-type="float" office:value="-0.27300900220871" calcext:value-type="float">
            <text:p>-0.27300900220871</text:p>
          </table:table-cell>
          <table:table-cell office:value-type="float" office:value="-0.22505895793438" calcext:value-type="float">
            <text:p>-0.22505895793438</text:p>
          </table:table-cell>
          <table:table-cell office:value-type="float" office:value="-0.284548401832581" calcext:value-type="float">
            <text:p>-0.284548401832581</text:p>
          </table:table-cell>
          <table:table-cell office:value-type="float" office:value="-0.348130762577057" calcext:value-type="float">
            <text:p>-0.348130762577057</text:p>
          </table:table-cell>
          <table:table-cell office:value-type="float" office:value="-0.337409436702728" calcext:value-type="float">
            <text:p>-0.337409436702728</text:p>
          </table:table-cell>
          <table:table-cell office:value-type="float" office:value="-0.391828894615173" calcext:value-type="float">
            <text:p>-0.391828894615173</text:p>
          </table:table-cell>
        </table:table-row>
        <table:table-row table:style-name="ro1">
          <table:table-cell table:number-columns-repeated="3" office:value-type="float" office:value="0.0220582522451878" calcext:value-type="float">
            <text:p>0.022058252245188</text:p>
          </table:table-cell>
          <table:table-cell table:number-columns-repeated="3" office:value-type="float" office:value="0.0220582522451878" calcext:value-type="float">
            <text:p>0.022058252245188</text:p>
          </table:table-cell>
          <table:table-cell office:value-type="float" office:value="0.0220582522451878" calcext:value-type="float">
            <text:p>0.022058252245188</text:p>
          </table:table-cell>
          <table:table-cell table:number-columns-repeated="4" office:value-type="float" office:value="0.0220582522451878" calcext:value-type="float">
            <text:p>0.022058252245188</text:p>
          </table:table-cell>
          <table:table-cell office:value-type="float" office:value="0.0220582522451878" calcext:value-type="float">
            <text:p>0.022058252245188</text:p>
          </table:table-cell>
        </table:table-row>
        <table:table-row table:style-name="ro1">
          <table:table-cell office:value-type="float" office:value="0.00721573876217008" calcext:value-type="float">
            <text:p>0.00721573876217</text:p>
          </table:table-cell>
          <table:table-cell table:number-columns-repeated="2" office:value-type="float" office:value="-0.000203214061912149" calcext:value-type="float">
            <text:p>-0.000203214061912</text:p>
          </table:table-cell>
          <table:table-cell table:number-columns-repeated="3" office:value-type="float" office:value="-0.000203214061912149" calcext:value-type="float">
            <text:p>-0.000203214061912</text:p>
          </table:table-cell>
          <table:table-cell office:value-type="float" office:value="-0.000203214061912149" calcext:value-type="float">
            <text:p>-0.000203214061912</text:p>
          </table:table-cell>
          <table:table-cell table:number-columns-repeated="4" office:value-type="float" office:value="-0.000203214061912149" calcext:value-type="float">
            <text:p>-0.000203214061912</text:p>
          </table:table-cell>
          <table:table-cell office:value-type="float" office:value="-0.000203214061912149" calcext:value-type="float">
            <text:p>-0.000203214061912</text:p>
          </table:table-cell>
        </table:table-row>
        <table:table-row table:style-name="ro1">
          <table:table-cell office:value-type="float" office:value="-0.0891656577587128" calcext:value-type="float">
            <text:p>-0.089165657758713</text:p>
          </table:table-cell>
          <table:table-cell office:value-type="float" office:value="-0.10184171050787" calcext:value-type="float">
            <text:p>-0.10184171050787</text:p>
          </table:table-cell>
          <table:table-cell office:value-type="float" office:value="-0.0229420065879822" calcext:value-type="float">
            <text:p>-0.022942006587982</text:p>
          </table:table-cell>
          <table:table-cell office:value-type="float" office:value="-0.0339776277542114" calcext:value-type="float">
            <text:p>-0.033977627754212</text:p>
          </table:table-cell>
          <table:table-cell office:value-type="float" office:value="-0.063617467880249" calcext:value-type="float">
            <text:p>-0.063617467880249</text:p>
          </table:table-cell>
          <table:table-cell office:value-type="float" office:value="-0.0974326580762863" calcext:value-type="float">
            <text:p>-0.097432658076286</text:p>
          </table:table-cell>
          <table:table-cell office:value-type="float" office:value="-0.0749602988362312" calcext:value-type="float">
            <text:p>-0.074960298836231</text:p>
          </table:table-cell>
          <table:table-cell office:value-type="float" office:value="-0.0246949307620525" calcext:value-type="float">
            <text:p>-0.024694930762053</text:p>
          </table:table-cell>
          <table:table-cell office:value-type="float" office:value="-0.0976102873682976" calcext:value-type="float">
            <text:p>-0.097610287368298</text:p>
          </table:table-cell>
          <table:table-cell office:value-type="float" office:value="-0.0993667915463448" calcext:value-type="float">
            <text:p>-0.099366791546345</text:p>
          </table:table-cell>
          <table:table-cell office:value-type="float" office:value="0.00445532146841288" calcext:value-type="float">
            <text:p>0.004455321468413</text:p>
          </table:table-cell>
          <table:table-cell office:value-type="float" office:value="-0.0830733254551888" calcext:value-type="float">
            <text:p>-0.083073325455189</text:p>
          </table:table-cell>
        </table:table-row>
        <table:table-row table:style-name="ro1">
          <table:table-cell office:value-type="float" office:value="0.536009550094605" calcext:value-type="float">
            <text:p>0.536009550094605</text:p>
          </table:table-cell>
          <table:table-cell table:number-columns-repeated="2" office:value-type="float" office:value="0.396876513957977" calcext:value-type="float">
            <text:p>0.396876513957977</text:p>
          </table:table-cell>
          <table:table-cell table:number-columns-repeated="3" office:value-type="float" office:value="0.396876513957977" calcext:value-type="float">
            <text:p>0.396876513957977</text:p>
          </table:table-cell>
          <table:table-cell office:value-type="float" office:value="0.396876513957977" calcext:value-type="float">
            <text:p>0.396876513957977</text:p>
          </table:table-cell>
          <table:table-cell table:number-columns-repeated="4" office:value-type="float" office:value="0.396876513957977" calcext:value-type="float">
            <text:p>0.396876513957977</text:p>
          </table:table-cell>
          <table:table-cell office:value-type="float" office:value="0.396876513957977" calcext:value-type="float">
            <text:p>0.396876513957977</text:p>
          </table:table-cell>
        </table:table-row>
        <table:table-row table:style-name="ro1">
          <table:table-cell office:value-type="float" office:value="-0.90945839881897" calcext:value-type="float">
            <text:p>-0.90945839881897</text:p>
          </table:table-cell>
          <table:table-cell office:value-type="float" office:value="-0.82823121547699" calcext:value-type="float">
            <text:p>-0.82823121547699</text:p>
          </table:table-cell>
          <table:table-cell office:value-type="float" office:value="-1.10570096969605" calcext:value-type="float">
            <text:p>-1.10570096969605</text:p>
          </table:table-cell>
          <table:table-cell table:number-columns-repeated="3" office:value-type="float" office:value="-1.10570096969605" calcext:value-type="float">
            <text:p>-1.10570096969605</text:p>
          </table:table-cell>
          <table:table-cell office:value-type="float" office:value="-1.10570096969605" calcext:value-type="float">
            <text:p>-1.10570096969605</text:p>
          </table:table-cell>
          <table:table-cell table:number-columns-repeated="4" office:value-type="float" office:value="-1.10570096969605" calcext:value-type="float">
            <text:p>-1.10570096969605</text:p>
          </table:table-cell>
          <table:table-cell office:value-type="float" office:value="-1.10570096969605" calcext:value-type="float">
            <text:p>-1.10570096969605</text:p>
          </table:table-cell>
        </table:table-row>
        <table:table-row table:style-name="ro1">
          <table:table-cell office:value-type="float" office:value="-0.095659077167511" calcext:value-type="float">
            <text:p>-0.095659077167511</text:p>
          </table:table-cell>
          <table:table-cell office:value-type="float" office:value="1.54662811756134" calcext:value-type="float">
            <text:p>1.54662811756134</text:p>
          </table:table-cell>
          <table:table-cell office:value-type="float" office:value="-0.133318409323692" calcext:value-type="float">
            <text:p>-0.133318409323692</text:p>
          </table:table-cell>
          <table:table-cell office:value-type="float" office:value="-0.047357838600874" calcext:value-type="float">
            <text:p>-0.047357838600874</text:p>
          </table:table-cell>
          <table:table-cell office:value-type="float" office:value="-0.0532417260110378" calcext:value-type="float">
            <text:p>-0.053241726011038</text:p>
          </table:table-cell>
          <table:table-cell office:value-type="float" office:value="-0.0798440873622894" calcext:value-type="float">
            <text:p>-0.07984408736229</text:p>
          </table:table-cell>
          <table:table-cell office:value-type="float" office:value="-0.102917701005936" calcext:value-type="float">
            <text:p>-0.102917701005936</text:p>
          </table:table-cell>
          <table:table-cell office:value-type="float" office:value="-0.0557808689773083" calcext:value-type="float">
            <text:p>-0.055780868977308</text:p>
          </table:table-cell>
          <table:table-cell office:value-type="float" office:value="-0.0347078628838062" calcext:value-type="float">
            <text:p>-0.034707862883806</text:p>
          </table:table-cell>
          <table:table-cell office:value-type="float" office:value="0.00526143331080675" calcext:value-type="float">
            <text:p>0.005261433310807</text:p>
          </table:table-cell>
          <table:table-cell office:value-type="float" office:value="-0.0755661651492119" calcext:value-type="float">
            <text:p>-0.075566165149212</text:p>
          </table:table-cell>
          <table:table-cell office:value-type="float" office:value="0.0961869284510613" calcext:value-type="float">
            <text:p>0.096186928451061</text:p>
          </table:table-cell>
        </table:table-row>
        <table:table-row table:style-name="ro1">
          <table:table-cell office:value-type="float" office:value="0.0735887438058853" calcext:value-type="float">
            <text:p>0.073588743805885</text:p>
          </table:table-cell>
          <table:table-cell office:value-type="float" office:value="1.68661069869995" calcext:value-type="float">
            <text:p>1.68661069869995</text:p>
          </table:table-cell>
          <table:table-cell office:value-type="float" office:value="3.22381663322449" calcext:value-type="float">
            <text:p>3.22381663322449</text:p>
          </table:table-cell>
          <table:table-cell office:value-type="float" office:value="3.63924050331116" calcext:value-type="float">
            <text:p>3.63924050331116</text:p>
          </table:table-cell>
          <table:table-cell office:value-type="float" office:value="3.85411858558655" calcext:value-type="float">
            <text:p>3.85411858558655</text:p>
          </table:table-cell>
          <table:table-cell office:value-type="float" office:value="3.93180537223816" calcext:value-type="float">
            <text:p>3.93180537223816</text:p>
          </table:table-cell>
          <table:table-cell office:value-type="float" office:value="3.93206238746643" calcext:value-type="float">
            <text:p>3.93206238746643</text:p>
          </table:table-cell>
          <table:table-cell office:value-type="float" office:value="3.88569831848145" calcext:value-type="float">
            <text:p>3.88569831848145</text:p>
          </table:table-cell>
          <table:table-cell office:value-type="float" office:value="4.30104160308838" calcext:value-type="float">
            <text:p>4.30104160308838</text:p>
          </table:table-cell>
          <table:table-cell office:value-type="float" office:value="4.30941009521484" calcext:value-type="float">
            <text:p>4.30941009521484</text:p>
          </table:table-cell>
          <table:table-cell office:value-type="float" office:value="4.32613801956177" calcext:value-type="float">
            <text:p>4.32613801956177</text:p>
          </table:table-cell>
          <table:table-cell office:value-type="float" office:value="4.36200284957886" calcext:value-type="float">
            <text:p>4.36200284957886</text:p>
          </table:table-cell>
        </table:table-row>
        <table:table-row table:style-name="ro1">
          <table:table-cell office:value-type="float" office:value="0.138512402772903" calcext:value-type="float">
            <text:p>0.138512402772903</text:p>
          </table:table-cell>
          <table:table-cell office:value-type="float" office:value="0.287590056657791" calcext:value-type="float">
            <text:p>0.287590056657791</text:p>
          </table:table-cell>
          <table:table-cell office:value-type="float" office:value="0.235515773296356" calcext:value-type="float">
            <text:p>0.235515773296356</text:p>
          </table:table-cell>
          <table:table-cell office:value-type="float" office:value="0.262065261602402" calcext:value-type="float">
            <text:p>0.262065261602402</text:p>
          </table:table-cell>
          <table:table-cell office:value-type="float" office:value="0.265793263912201" calcext:value-type="float">
            <text:p>0.265793263912201</text:p>
          </table:table-cell>
          <table:table-cell office:value-type="float" office:value="0.173292800784111" calcext:value-type="float">
            <text:p>0.173292800784111</text:p>
          </table:table-cell>
          <table:table-cell office:value-type="float" office:value="0.321031153202057" calcext:value-type="float">
            <text:p>0.321031153202057</text:p>
          </table:table-cell>
          <table:table-cell office:value-type="float" office:value="0.233681440353394" calcext:value-type="float">
            <text:p>0.233681440353394</text:p>
          </table:table-cell>
          <table:table-cell office:value-type="float" office:value="0.179865449666977" calcext:value-type="float">
            <text:p>0.179865449666977</text:p>
          </table:table-cell>
          <table:table-cell office:value-type="float" office:value="0.109478175640106" calcext:value-type="float">
            <text:p>0.109478175640106</text:p>
          </table:table-cell>
          <table:table-cell office:value-type="float" office:value="0.124079942703247" calcext:value-type="float">
            <text:p>0.124079942703247</text:p>
          </table:table-cell>
          <table:table-cell office:value-type="float" office:value="0.206312268972397" calcext:value-type="float">
            <text:p>0.206312268972397</text:p>
          </table:table-cell>
        </table:table-row>
        <table:table-row table:style-name="ro1">
          <table:table-cell office:value-type="float" office:value="-0.924594879150391" calcext:value-type="float">
            <text:p>-0.924594879150391</text:p>
          </table:table-cell>
          <table:table-cell office:value-type="float" office:value="-1.00943696498871" calcext:value-type="float">
            <text:p>-1.00943696498871</text:p>
          </table:table-cell>
          <table:table-cell office:value-type="float" office:value="-1.0124945640564" calcext:value-type="float">
            <text:p>-1.0124945640564</text:p>
          </table:table-cell>
          <table:table-cell table:number-columns-repeated="3" office:value-type="float" office:value="-1.0124945640564" calcext:value-type="float">
            <text:p>-1.0124945640564</text:p>
          </table:table-cell>
          <table:table-cell office:value-type="float" office:value="-1.0124945640564" calcext:value-type="float">
            <text:p>-1.0124945640564</text:p>
          </table:table-cell>
          <table:table-cell table:number-columns-repeated="4" office:value-type="float" office:value="-1.0124945640564" calcext:value-type="float">
            <text:p>-1.0124945640564</text:p>
          </table:table-cell>
          <table:table-cell office:value-type="float" office:value="-1.0124945640564" calcext:value-type="float">
            <text:p>-1.0124945640564</text:p>
          </table:table-cell>
        </table:table-row>
        <table:table-row table:style-name="ro1">
          <table:table-cell office:value-type="float" office:value="0.325321644544601" calcext:value-type="float">
            <text:p>0.325321644544601</text:p>
          </table:table-cell>
          <table:table-cell table:number-columns-repeated="2" office:value-type="float" office:value="0.0203075055032968" calcext:value-type="float">
            <text:p>0.020307505503297</text:p>
          </table:table-cell>
          <table:table-cell table:number-columns-repeated="3" office:value-type="float" office:value="0.0203075055032968" calcext:value-type="float">
            <text:p>0.020307505503297</text:p>
          </table:table-cell>
          <table:table-cell office:value-type="float" office:value="0.0203075055032968" calcext:value-type="float">
            <text:p>0.020307505503297</text:p>
          </table:table-cell>
          <table:table-cell table:number-columns-repeated="4" office:value-type="float" office:value="0.0203075055032968" calcext:value-type="float">
            <text:p>0.020307505503297</text:p>
          </table:table-cell>
          <table:table-cell office:value-type="float" office:value="0.0203075055032968" calcext:value-type="float">
            <text:p>0.020307505503297</text:p>
          </table:table-cell>
        </table:table-row>
        <table:table-row table:style-name="ro1">
          <table:table-cell office:value-type="float" office:value="0.137645587325096" calcext:value-type="float">
            <text:p>0.137645587325096</text:p>
          </table:table-cell>
          <table:table-cell table:number-columns-repeated="2" office:value-type="float" office:value="-0.0572931729257107" calcext:value-type="float">
            <text:p>-0.057293172925711</text:p>
          </table:table-cell>
          <table:table-cell table:number-columns-repeated="3" office:value-type="float" office:value="-0.0572931729257107" calcext:value-type="float">
            <text:p>-0.057293172925711</text:p>
          </table:table-cell>
          <table:table-cell office:value-type="float" office:value="-0.0572931729257107" calcext:value-type="float">
            <text:p>-0.057293172925711</text:p>
          </table:table-cell>
          <table:table-cell table:number-columns-repeated="4" office:value-type="float" office:value="-0.0572931729257107" calcext:value-type="float">
            <text:p>-0.057293172925711</text:p>
          </table:table-cell>
          <table:table-cell office:value-type="float" office:value="-0.0572931729257107" calcext:value-type="float">
            <text:p>-0.057293172925711</text:p>
          </table:table-cell>
        </table:table-row>
        <table:table-row table:style-name="ro1">
          <table:table-cell office:value-type="float" office:value="-0.983036518096924" calcext:value-type="float">
            <text:p>-0.983036518096924</text:p>
          </table:table-cell>
          <table:table-cell office:value-type="float" office:value="-2.0750617980957" calcext:value-type="float">
            <text:p>-2.0750617980957</text:p>
          </table:table-cell>
          <table:table-cell office:value-type="float" office:value="-2.41822195053101" calcext:value-type="float">
            <text:p>-2.41822195053101</text:p>
          </table:table-cell>
          <table:table-cell table:number-columns-repeated="3" office:value-type="float" office:value="-2.41822195053101" calcext:value-type="float">
            <text:p>-2.41822195053101</text:p>
          </table:table-cell>
          <table:table-cell office:value-type="float" office:value="-2.41822195053101" calcext:value-type="float">
            <text:p>-2.41822195053101</text:p>
          </table:table-cell>
          <table:table-cell table:number-columns-repeated="4" office:value-type="float" office:value="-2.41822195053101" calcext:value-type="float">
            <text:p>-2.41822195053101</text:p>
          </table:table-cell>
          <table:table-cell office:value-type="float" office:value="-2.41822195053101" calcext:value-type="float">
            <text:p>-2.41822195053101</text:p>
          </table:table-cell>
        </table:table-row>
        <table:table-row table:style-name="ro1">
          <table:table-cell office:value-type="float" office:value="0.0832441821694374" calcext:value-type="float">
            <text:p>0.083244182169437</text:p>
          </table:table-cell>
          <table:table-cell office:value-type="float" office:value="-0.0286047291010618" calcext:value-type="float">
            <text:p>-0.028604729101062</text:p>
          </table:table-cell>
          <table:table-cell office:value-type="float" office:value="0.0171426329761744" calcext:value-type="float">
            <text:p>0.017142632976174</text:p>
          </table:table-cell>
          <table:table-cell office:value-type="float" office:value="0.0606709010899067" calcext:value-type="float">
            <text:p>0.060670901089907</text:p>
          </table:table-cell>
          <table:table-cell office:value-type="float" office:value="0.0144643886014819" calcext:value-type="float">
            <text:p>0.014464388601482</text:p>
          </table:table-cell>
          <table:table-cell office:value-type="float" office:value="-0.0746510103344917" calcext:value-type="float">
            <text:p>-0.074651010334492</text:p>
          </table:table-cell>
          <table:table-cell office:value-type="float" office:value="0.0334539040923119" calcext:value-type="float">
            <text:p>0.033453904092312</text:p>
          </table:table-cell>
          <table:table-cell office:value-type="float" office:value="-0.0412520617246628" calcext:value-type="float">
            <text:p>-0.041252061724663</text:p>
          </table:table-cell>
          <table:table-cell office:value-type="float" office:value="-0.133258804678917" calcext:value-type="float">
            <text:p>-0.133258804678917</text:p>
          </table:table-cell>
          <table:table-cell office:value-type="float" office:value="0.118381358683109" calcext:value-type="float">
            <text:p>0.118381358683109</text:p>
          </table:table-cell>
          <table:table-cell office:value-type="float" office:value="-0.0850256010890007" calcext:value-type="float">
            <text:p>-0.085025601089001</text:p>
          </table:table-cell>
          <table:table-cell office:value-type="float" office:value="0.0452900119125843" calcext:value-type="float">
            <text:p>0.045290011912584</text:p>
          </table:table-cell>
        </table:table-row>
        <table:table-row table:style-name="ro1">
          <table:table-cell office:value-type="float" office:value="-0.237217590212822" calcext:value-type="float">
            <text:p>-0.237217590212822</text:p>
          </table:table-cell>
          <table:table-cell office:value-type="float" office:value="-0.860974848270416" calcext:value-type="float">
            <text:p>-0.860974848270416</text:p>
          </table:table-cell>
          <table:table-cell office:value-type="float" office:value="-2.19939160346985" calcext:value-type="float">
            <text:p>-2.19939160346985</text:p>
          </table:table-cell>
          <table:table-cell table:number-columns-repeated="3" office:value-type="float" office:value="-2.19939160346985" calcext:value-type="float">
            <text:p>-2.19939160346985</text:p>
          </table:table-cell>
          <table:table-cell office:value-type="float" office:value="-2.19939160346985" calcext:value-type="float">
            <text:p>-2.19939160346985</text:p>
          </table:table-cell>
          <table:table-cell table:number-columns-repeated="4" office:value-type="float" office:value="-2.19939160346985" calcext:value-type="float">
            <text:p>-2.19939160346985</text:p>
          </table:table-cell>
          <table:table-cell office:value-type="float" office:value="-2.19939160346985" calcext:value-type="float">
            <text:p>-2.19939160346985</text:p>
          </table:table-cell>
        </table:table-row>
        <table:table-row table:style-name="ro1">
          <table:table-cell office:value-type="float" office:value="0.140496924519539" calcext:value-type="float">
            <text:p>0.140496924519539</text:p>
          </table:table-cell>
          <table:table-cell office:value-type="float" office:value="0.267802059650421" calcext:value-type="float">
            <text:p>0.267802059650421</text:p>
          </table:table-cell>
          <table:table-cell office:value-type="float" office:value="0.0131942220032215" calcext:value-type="float">
            <text:p>0.013194222003222</text:p>
          </table:table-cell>
          <table:table-cell table:number-columns-repeated="3" office:value-type="float" office:value="0.0131942220032215" calcext:value-type="float">
            <text:p>0.013194222003222</text:p>
          </table:table-cell>
          <table:table-cell office:value-type="float" office:value="0.0131942220032215" calcext:value-type="float">
            <text:p>0.013194222003222</text:p>
          </table:table-cell>
          <table:table-cell table:number-columns-repeated="4" office:value-type="float" office:value="0.0131942220032215" calcext:value-type="float">
            <text:p>0.013194222003222</text:p>
          </table:table-cell>
          <table:table-cell office:value-type="float" office:value="0.0131942220032215" calcext:value-type="float">
            <text:p>0.013194222003222</text:p>
          </table:table-cell>
        </table:table-row>
        <table:table-row table:style-name="ro1">
          <table:table-cell office:value-type="float" office:value="-0.748215198516846" calcext:value-type="float">
            <text:p>-0.748215198516846</text:p>
          </table:table-cell>
          <table:table-cell office:value-type="float" office:value="-0.59498405456543" calcext:value-type="float">
            <text:p>-0.59498405456543</text:p>
          </table:table-cell>
          <table:table-cell office:value-type="float" office:value="-1.18110120296478" calcext:value-type="float">
            <text:p>-1.18110120296478</text:p>
          </table:table-cell>
          <table:table-cell office:value-type="float" office:value="-1.31540930271149" calcext:value-type="float">
            <text:p>-1.31540930271149</text:p>
          </table:table-cell>
          <table:table-cell office:value-type="float" office:value="-1.32173299789429" calcext:value-type="float">
            <text:p>-1.32173299789429</text:p>
          </table:table-cell>
          <table:table-cell office:value-type="float" office:value="-1.49387657642365" calcext:value-type="float">
            <text:p>-1.49387657642365</text:p>
          </table:table-cell>
          <table:table-cell office:value-type="float" office:value="-1.27945613861084" calcext:value-type="float">
            <text:p>-1.27945613861084</text:p>
          </table:table-cell>
          <table:table-cell office:value-type="float" office:value="-1.46786820888519" calcext:value-type="float">
            <text:p>-1.46786820888519</text:p>
          </table:table-cell>
          <table:table-cell office:value-type="float" office:value="-1.59709882736206" calcext:value-type="float">
            <text:p>-1.59709882736206</text:p>
          </table:table-cell>
          <table:table-cell office:value-type="float" office:value="-1.90169072151184" calcext:value-type="float">
            <text:p>-1.90169072151184</text:p>
          </table:table-cell>
          <table:table-cell office:value-type="float" office:value="-1.57051277160645" calcext:value-type="float">
            <text:p>-1.57051277160645</text:p>
          </table:table-cell>
          <table:table-cell office:value-type="float" office:value="-1.45128381252289" calcext:value-type="float">
            <text:p>-1.45128381252289</text:p>
          </table:table-cell>
        </table:table-row>
        <table:table-row table:style-name="ro1">
          <table:table-cell office:value-type="float" office:value="-0.385980725288391" calcext:value-type="float">
            <text:p>-0.385980725288391</text:p>
          </table:table-cell>
          <table:table-cell office:value-type="float" office:value="-0.980440139770508" calcext:value-type="float">
            <text:p>-0.980440139770508</text:p>
          </table:table-cell>
          <table:table-cell office:value-type="float" office:value="-1.06247234344482" calcext:value-type="float">
            <text:p>-1.06247234344482</text:p>
          </table:table-cell>
          <table:table-cell office:value-type="float" office:value="-1.59054636955261" calcext:value-type="float">
            <text:p>-1.59054636955261</text:p>
          </table:table-cell>
          <table:table-cell office:value-type="float" office:value="-1.6191520690918" calcext:value-type="float">
            <text:p>-1.6191520690918</text:p>
          </table:table-cell>
          <table:table-cell office:value-type="float" office:value="-1.70506739616394" calcext:value-type="float">
            <text:p>-1.70506739616394</text:p>
          </table:table-cell>
          <table:table-cell office:value-type="float" office:value="-1.77925086021423" calcext:value-type="float">
            <text:p>-1.77925086021423</text:p>
          </table:table-cell>
          <table:table-cell office:value-type="float" office:value="-1.89182341098785" calcext:value-type="float">
            <text:p>-1.89182341098785</text:p>
          </table:table-cell>
          <table:table-cell office:value-type="float" office:value="-0.280885547399521" calcext:value-type="float">
            <text:p>-0.280885547399521</text:p>
          </table:table-cell>
          <table:table-cell office:value-type="float" office:value="-0.0231369622051716" calcext:value-type="float">
            <text:p>-0.023136962205172</text:p>
          </table:table-cell>
          <table:table-cell office:value-type="float" office:value="-0.355914056301117" calcext:value-type="float">
            <text:p>-0.355914056301117</text:p>
          </table:table-cell>
          <table:table-cell office:value-type="float" office:value="-0.597185254096985" calcext:value-type="float">
            <text:p>-0.597185254096985</text:p>
          </table:table-cell>
        </table:table-row>
        <table:table-row table:style-name="ro1">
          <table:table-cell office:value-type="float" office:value="-0.93161940574646" calcext:value-type="float">
            <text:p>-0.93161940574646</text:p>
          </table:table-cell>
          <table:table-cell office:value-type="float" office:value="-1.31587862968445" calcext:value-type="float">
            <text:p>-1.31587862968445</text:p>
          </table:table-cell>
          <table:table-cell office:value-type="float" office:value="-0.766240060329437" calcext:value-type="float">
            <text:p>-0.766240060329437</text:p>
          </table:table-cell>
          <table:table-cell office:value-type="float" office:value="-0.720931470394135" calcext:value-type="float">
            <text:p>-0.720931470394135</text:p>
          </table:table-cell>
          <table:table-cell office:value-type="float" office:value="-0.882637977600098" calcext:value-type="float">
            <text:p>-0.882637977600098</text:p>
          </table:table-cell>
          <table:table-cell office:value-type="float" office:value="-0.800670444965362" calcext:value-type="float">
            <text:p>-0.800670444965362</text:p>
          </table:table-cell>
          <table:table-cell office:value-type="float" office:value="-0.868353724479675" calcext:value-type="float">
            <text:p>-0.868353724479675</text:p>
          </table:table-cell>
          <table:table-cell office:value-type="float" office:value="-0.849723517894745" calcext:value-type="float">
            <text:p>-0.849723517894745</text:p>
          </table:table-cell>
          <table:table-cell office:value-type="float" office:value="-0.239795506000519" calcext:value-type="float">
            <text:p>-0.239795506000519</text:p>
          </table:table-cell>
          <table:table-cell office:value-type="float" office:value="-0.132662981748581" calcext:value-type="float">
            <text:p>-0.132662981748581</text:p>
          </table:table-cell>
          <table:table-cell office:value-type="float" office:value="-0.212358087301254" calcext:value-type="float">
            <text:p>-0.212358087301254</text:p>
          </table:table-cell>
          <table:table-cell office:value-type="float" office:value="-0.227341383695602" calcext:value-type="float">
            <text:p>-0.227341383695602</text:p>
          </table:table-cell>
        </table:table-row>
        <table:table-row table:style-name="ro1">
          <table:table-cell office:value-type="float" office:value="0.132196083664894" calcext:value-type="float">
            <text:p>0.132196083664894</text:p>
          </table:table-cell>
          <table:table-cell office:value-type="float" office:value="0.213483273983002" calcext:value-type="float">
            <text:p>0.213483273983002</text:p>
          </table:table-cell>
          <table:table-cell office:value-type="float" office:value="-0.00536357890814543" calcext:value-type="float">
            <text:p>-0.005363578908145</text:p>
          </table:table-cell>
          <table:table-cell table:number-columns-repeated="3" office:value-type="float" office:value="-0.00536357890814543" calcext:value-type="float">
            <text:p>-0.005363578908145</text:p>
          </table:table-cell>
          <table:table-cell office:value-type="float" office:value="-0.00536357890814543" calcext:value-type="float">
            <text:p>-0.005363578908145</text:p>
          </table:table-cell>
          <table:table-cell table:number-columns-repeated="4" office:value-type="float" office:value="-0.00536357890814543" calcext:value-type="float">
            <text:p>-0.005363578908145</text:p>
          </table:table-cell>
          <table:table-cell office:value-type="float" office:value="-0.00536357890814543" calcext:value-type="float">
            <text:p>-0.005363578908145</text:p>
          </table:table-cell>
        </table:table-row>
        <table:table-row table:style-name="ro1">
          <table:table-cell table:number-columns-repeated="3" office:value-type="float" office:value="-0.0193656459450722" calcext:value-type="float">
            <text:p>-0.019365645945072</text:p>
          </table:table-cell>
          <table:table-cell table:number-columns-repeated="3" office:value-type="float" office:value="-0.0193656459450722" calcext:value-type="float">
            <text:p>-0.019365645945072</text:p>
          </table:table-cell>
          <table:table-cell office:value-type="float" office:value="-0.0193656459450722" calcext:value-type="float">
            <text:p>-0.019365645945072</text:p>
          </table:table-cell>
          <table:table-cell table:number-columns-repeated="4" office:value-type="float" office:value="-0.0193656459450722" calcext:value-type="float">
            <text:p>-0.019365645945072</text:p>
          </table:table-cell>
          <table:table-cell office:value-type="float" office:value="-0.0193656459450722" calcext:value-type="float">
            <text:p>-0.019365645945072</text:p>
          </table:table-cell>
        </table:table-row>
        <table:table-row table:style-name="ro1">
          <table:table-cell office:value-type="float" office:value="0.138054087758064" calcext:value-type="float">
            <text:p>0.138054087758064</text:p>
          </table:table-cell>
          <table:table-cell table:number-columns-repeated="2" office:value-type="float" office:value="-0.0493877939879894" calcext:value-type="float">
            <text:p>-0.049387793987989</text:p>
          </table:table-cell>
          <table:table-cell table:number-columns-repeated="3" office:value-type="float" office:value="-0.0493877939879894" calcext:value-type="float">
            <text:p>-0.04938779398799</text:p>
          </table:table-cell>
          <table:table-cell office:value-type="float" office:value="-0.0493877939879894" calcext:value-type="float">
            <text:p>-0.049387793987989</text:p>
          </table:table-cell>
          <table:table-cell table:number-columns-repeated="4" office:value-type="float" office:value="-0.0493877939879894" calcext:value-type="float">
            <text:p>-0.04938779398799</text:p>
          </table:table-cell>
          <table:table-cell office:value-type="float" office:value="-0.0493877939879894" calcext:value-type="float">
            <text:p>-0.049387793987989</text:p>
          </table:table-cell>
        </table:table-row>
        <table:table-row table:style-name="ro1">
          <table:table-cell office:value-type="float" office:value="-0.41323247551918" calcext:value-type="float">
            <text:p>-0.41323247551918</text:p>
          </table:table-cell>
          <table:table-cell table:number-columns-repeated="2" office:value-type="float" office:value="-1.19139134883881" calcext:value-type="float">
            <text:p>-1.19139134883881</text:p>
          </table:table-cell>
          <table:table-cell table:number-columns-repeated="3" office:value-type="float" office:value="-1.19139134883881" calcext:value-type="float">
            <text:p>-1.19139134883881</text:p>
          </table:table-cell>
          <table:table-cell office:value-type="float" office:value="-1.19139134883881" calcext:value-type="float">
            <text:p>-1.19139134883881</text:p>
          </table:table-cell>
          <table:table-cell table:number-columns-repeated="4" office:value-type="float" office:value="-1.19139134883881" calcext:value-type="float">
            <text:p>-1.19139134883881</text:p>
          </table:table-cell>
          <table:table-cell office:value-type="float" office:value="-1.19139134883881" calcext:value-type="float">
            <text:p>-1.19139134883881</text:p>
          </table:table-cell>
        </table:table-row>
        <table:table-row table:style-name="ro1">
          <table:table-cell office:value-type="float" office:value="0.0659080967307091" calcext:value-type="float">
            <text:p>0.065908096730709</text:p>
          </table:table-cell>
          <table:table-cell office:value-type="float" office:value="-0.086177758872509" calcext:value-type="float">
            <text:p>-0.086177758872509</text:p>
          </table:table-cell>
          <table:table-cell office:value-type="float" office:value="0.0711701288819313" calcext:value-type="float">
            <text:p>0.071170128881931</text:p>
          </table:table-cell>
          <table:table-cell office:value-type="float" office:value="0.0529363229870796" calcext:value-type="float">
            <text:p>0.05293632298708</text:p>
          </table:table-cell>
          <table:table-cell office:value-type="float" office:value="0.00751282460987568" calcext:value-type="float">
            <text:p>0.007512824609876</text:p>
          </table:table-cell>
          <table:table-cell office:value-type="float" office:value="0.00516069354489446" calcext:value-type="float">
            <text:p>0.005160693544894</text:p>
          </table:table-cell>
          <table:table-cell office:value-type="float" office:value="-0.0270099081099033" calcext:value-type="float">
            <text:p>-0.027009908109903</text:p>
          </table:table-cell>
          <table:table-cell office:value-type="float" office:value="0.0610795207321644" calcext:value-type="float">
            <text:p>0.061079520732164</text:p>
          </table:table-cell>
          <table:table-cell office:value-type="float" office:value="-0.0663407295942307" calcext:value-type="float">
            <text:p>-0.066340729594231</text:p>
          </table:table-cell>
          <table:table-cell office:value-type="float" office:value="0.0136949345469475" calcext:value-type="float">
            <text:p>0.013694934546948</text:p>
          </table:table-cell>
          <table:table-cell office:value-type="float" office:value="0.0128619251772761" calcext:value-type="float">
            <text:p>0.012861925177276</text:p>
          </table:table-cell>
          <table:table-cell office:value-type="float" office:value="-0.0319870635867119" calcext:value-type="float">
            <text:p>-0.031987063586712</text:p>
          </table:table-cell>
        </table:table-row>
        <table:table-row table:style-name="ro1">
          <table:table-cell table:number-columns-repeated="3" office:value-type="float" office:value="-0.025545896962285" calcext:value-type="float">
            <text:p>-0.025545896962285</text:p>
          </table:table-cell>
          <table:table-cell table:number-columns-repeated="3" office:value-type="float" office:value="-0.025545896962285" calcext:value-type="float">
            <text:p>-0.025545896962285</text:p>
          </table:table-cell>
          <table:table-cell office:value-type="float" office:value="-0.025545896962285" calcext:value-type="float">
            <text:p>-0.025545896962285</text:p>
          </table:table-cell>
          <table:table-cell table:number-columns-repeated="4" office:value-type="float" office:value="-0.025545896962285" calcext:value-type="float">
            <text:p>-0.025545896962285</text:p>
          </table:table-cell>
          <table:table-cell office:value-type="float" office:value="-0.025545896962285" calcext:value-type="float">
            <text:p>-0.025545896962285</text:p>
          </table:table-cell>
        </table:table-row>
        <table:table-row table:style-name="ro1">
          <table:table-cell office:value-type="float" office:value="-0.56665700674057" calcext:value-type="float">
            <text:p>-0.56665700674057</text:p>
          </table:table-cell>
          <table:table-cell office:value-type="float" office:value="-0.954435706138611" calcext:value-type="float">
            <text:p>-0.954435706138611</text:p>
          </table:table-cell>
          <table:table-cell office:value-type="float" office:value="-0.327251315116882" calcext:value-type="float">
            <text:p>-0.327251315116882</text:p>
          </table:table-cell>
          <table:table-cell office:value-type="float" office:value="-0.338637918233871" calcext:value-type="float">
            <text:p>-0.338637918233871</text:p>
          </table:table-cell>
          <table:table-cell office:value-type="float" office:value="-0.375688999891281" calcext:value-type="float">
            <text:p>-0.375688999891281</text:p>
          </table:table-cell>
          <table:table-cell office:value-type="float" office:value="-0.400960743427277" calcext:value-type="float">
            <text:p>-0.400960743427277</text:p>
          </table:table-cell>
          <table:table-cell office:value-type="float" office:value="-0.362414658069611" calcext:value-type="float">
            <text:p>-0.362414658069611</text:p>
          </table:table-cell>
          <table:table-cell office:value-type="float" office:value="-0.415405839681625" calcext:value-type="float">
            <text:p>-0.415405839681625</text:p>
          </table:table-cell>
          <table:table-cell office:value-type="float" office:value="0.0139892650768161" calcext:value-type="float">
            <text:p>0.013989265076816</text:p>
          </table:table-cell>
          <table:table-cell office:value-type="float" office:value="0.108345292508602" calcext:value-type="float">
            <text:p>0.108345292508602</text:p>
          </table:table-cell>
          <table:table-cell office:value-type="float" office:value="0.0654318705201149" calcext:value-type="float">
            <text:p>0.065431870520115</text:p>
          </table:table-cell>
          <table:table-cell office:value-type="float" office:value="0.0635984092950821" calcext:value-type="float">
            <text:p>0.063598409295082</text:p>
          </table:table-cell>
        </table:table-row>
        <table:table-row table:style-name="ro1">
          <table:table-cell table:number-columns-repeated="3" office:value-type="float" office:value="-0.0114977275952697" calcext:value-type="float">
            <text:p>-0.01149772759527</text:p>
          </table:table-cell>
          <table:table-cell table:number-columns-repeated="3" office:value-type="float" office:value="-0.0114977275952697" calcext:value-type="float">
            <text:p>-0.01149772759527</text:p>
          </table:table-cell>
          <table:table-cell office:value-type="float" office:value="-0.0114977275952697" calcext:value-type="float">
            <text:p>-0.01149772759527</text:p>
          </table:table-cell>
          <table:table-cell table:number-columns-repeated="4" office:value-type="float" office:value="-0.0114977275952697" calcext:value-type="float">
            <text:p>-0.01149772759527</text:p>
          </table:table-cell>
          <table:table-cell office:value-type="float" office:value="-0.0114977275952697" calcext:value-type="float">
            <text:p>-0.01149772759527</text:p>
          </table:table-cell>
        </table:table-row>
        <table:table-row table:style-name="ro1">
          <table:table-cell office:value-type="float" office:value="-0.847114384174347" calcext:value-type="float">
            <text:p>-0.847114384174347</text:p>
          </table:table-cell>
          <table:table-cell table:number-columns-repeated="2" office:value-type="float" office:value="-1.17704105377197" calcext:value-type="float">
            <text:p>-1.17704105377197</text:p>
          </table:table-cell>
          <table:table-cell table:number-columns-repeated="3" office:value-type="float" office:value="-1.17704105377197" calcext:value-type="float">
            <text:p>-1.17704105377197</text:p>
          </table:table-cell>
          <table:table-cell office:value-type="float" office:value="-1.17704105377197" calcext:value-type="float">
            <text:p>-1.17704105377197</text:p>
          </table:table-cell>
          <table:table-cell table:number-columns-repeated="4" office:value-type="float" office:value="-1.17704105377197" calcext:value-type="float">
            <text:p>-1.17704105377197</text:p>
          </table:table-cell>
          <table:table-cell office:value-type="float" office:value="-1.17704105377197" calcext:value-type="float">
            <text:p>-1.17704105377197</text:p>
          </table:table-cell>
        </table:table-row>
        <table:table-row table:style-name="ro1">
          <table:table-cell office:value-type="float" office:value="-0.158384650945663" calcext:value-type="float">
            <text:p>-0.158384650945663</text:p>
          </table:table-cell>
          <table:table-cell office:value-type="float" office:value="-0.0060449093580246" calcext:value-type="float">
            <text:p>-0.006044909358025</text:p>
          </table:table-cell>
          <table:table-cell office:value-type="float" office:value="-0.0237863883376122" calcext:value-type="float">
            <text:p>-0.023786388337612</text:p>
          </table:table-cell>
          <table:table-cell office:value-type="float" office:value="-0.0399077646434307" calcext:value-type="float">
            <text:p>-0.039907764643431</text:p>
          </table:table-cell>
          <table:table-cell office:value-type="float" office:value="-0.0407515913248062" calcext:value-type="float">
            <text:p>-0.040751591324806</text:p>
          </table:table-cell>
          <table:table-cell office:value-type="float" office:value="0.0204268917441368" calcext:value-type="float">
            <text:p>0.020426891744137</text:p>
          </table:table-cell>
          <table:table-cell office:value-type="float" office:value="-0.0353005118668079" calcext:value-type="float">
            <text:p>-0.035300511866808</text:p>
          </table:table-cell>
          <table:table-cell office:value-type="float" office:value="-0.0600792020559311" calcext:value-type="float">
            <text:p>-0.060079202055931</text:p>
          </table:table-cell>
          <table:table-cell office:value-type="float" office:value="-0.0292878020554781" calcext:value-type="float">
            <text:p>-0.029287802055478</text:p>
          </table:table-cell>
          <table:table-cell office:value-type="float" office:value="-0.0247849207371473" calcext:value-type="float">
            <text:p>-0.024784920737147</text:p>
          </table:table-cell>
          <table:table-cell office:value-type="float" office:value="0.00892511568963528" calcext:value-type="float">
            <text:p>0.008925115689635</text:p>
          </table:table-cell>
          <table:table-cell office:value-type="float" office:value="-0.0685982704162598" calcext:value-type="float">
            <text:p>-0.06859827041626</text:p>
          </table:table-cell>
        </table:table-row>
        <table:table-row table:style-name="ro1">
          <table:table-cell office:value-type="float" office:value="-0.165217638015747" calcext:value-type="float">
            <text:p>-0.165217638015747</text:p>
          </table:table-cell>
          <table:table-cell table:number-columns-repeated="2" office:value-type="float" office:value="-0.11370450258255" calcext:value-type="float">
            <text:p>-0.11370450258255</text:p>
          </table:table-cell>
          <table:table-cell table:number-columns-repeated="3" office:value-type="float" office:value="-0.11370450258255" calcext:value-type="float">
            <text:p>-0.11370450258255</text:p>
          </table:table-cell>
          <table:table-cell office:value-type="float" office:value="-0.11370450258255" calcext:value-type="float">
            <text:p>-0.11370450258255</text:p>
          </table:table-cell>
          <table:table-cell table:number-columns-repeated="4" office:value-type="float" office:value="-0.11370450258255" calcext:value-type="float">
            <text:p>-0.11370450258255</text:p>
          </table:table-cell>
          <table:table-cell office:value-type="float" office:value="-0.11370450258255" calcext:value-type="float">
            <text:p>-0.11370450258255</text:p>
          </table:table-cell>
        </table:table-row>
        <table:table-row table:style-name="ro1">
          <table:table-cell office:value-type="float" office:value="0.566177010536194" calcext:value-type="float">
            <text:p>0.566177010536194</text:p>
          </table:table-cell>
          <table:table-cell office:value-type="float" office:value="0.944568634033203" calcext:value-type="float">
            <text:p>0.944568634033203</text:p>
          </table:table-cell>
          <table:table-cell table:number-columns-repeated="10" office:value-type="float" office:value="0.000455578847322613" calcext:value-type="float">
            <text:p>0.000455578847323</text:p>
          </table:table-cell>
        </table:table-row>
        <table:table-row table:style-name="ro1">
          <table:table-cell office:value-type="float" office:value="0.476146548986435" calcext:value-type="float">
            <text:p>0.476146548986435</text:p>
          </table:table-cell>
          <table:table-cell office:value-type="float" office:value="0.989981353282928" calcext:value-type="float">
            <text:p>0.989981353282928</text:p>
          </table:table-cell>
          <table:table-cell office:value-type="float" office:value="2.46780753135681" calcext:value-type="float">
            <text:p>2.46780753135681</text:p>
          </table:table-cell>
          <table:table-cell office:value-type="float" office:value="2.4794774055481" calcext:value-type="float">
            <text:p>2.4794774055481</text:p>
          </table:table-cell>
          <table:table-cell office:value-type="float" office:value="2.43100810050964" calcext:value-type="float">
            <text:p>2.43100810050964</text:p>
          </table:table-cell>
          <table:table-cell office:value-type="float" office:value="2.45403027534485" calcext:value-type="float">
            <text:p>2.45403027534485</text:p>
          </table:table-cell>
          <table:table-cell office:value-type="float" office:value="2.47905588150024" calcext:value-type="float">
            <text:p>2.47905588150024</text:p>
          </table:table-cell>
          <table:table-cell office:value-type="float" office:value="2.48471665382385" calcext:value-type="float">
            <text:p>2.48471665382385</text:p>
          </table:table-cell>
          <table:table-cell office:value-type="float" office:value="2.46554684638977" calcext:value-type="float">
            <text:p>2.46554684638977</text:p>
          </table:table-cell>
          <table:table-cell office:value-type="float" office:value="2.45561242103577" calcext:value-type="float">
            <text:p>2.45561242103577</text:p>
          </table:table-cell>
          <table:table-cell office:value-type="float" office:value="2.49175620079041" calcext:value-type="float">
            <text:p>2.49175620079041</text:p>
          </table:table-cell>
          <table:table-cell office:value-type="float" office:value="2.45817470550537" calcext:value-type="float">
            <text:p>2.45817470550537</text:p>
          </table:table-cell>
        </table:table-row>
        <table:table-row table:style-name="ro1">
          <table:table-cell office:value-type="float" office:value="-0.116068035364151" calcext:value-type="float">
            <text:p>-0.116068035364151</text:p>
          </table:table-cell>
          <table:table-cell office:value-type="float" office:value="-0.0377787128090858" calcext:value-type="float">
            <text:p>-0.037778712809086</text:p>
          </table:table-cell>
          <table:table-cell office:value-type="float" office:value="-0.554208278656006" calcext:value-type="float">
            <text:p>-0.554208278656006</text:p>
          </table:table-cell>
          <table:table-cell office:value-type="float" office:value="-0.682042062282562" calcext:value-type="float">
            <text:p>-0.682042062282562</text:p>
          </table:table-cell>
          <table:table-cell office:value-type="float" office:value="-0.353624910116196" calcext:value-type="float">
            <text:p>-0.353624910116196</text:p>
          </table:table-cell>
          <table:table-cell office:value-type="float" office:value="-0.626742124557495" calcext:value-type="float">
            <text:p>-0.626742124557495</text:p>
          </table:table-cell>
          <table:table-cell office:value-type="float" office:value="-0.51008677482605" calcext:value-type="float">
            <text:p>-0.51008677482605</text:p>
          </table:table-cell>
          <table:table-cell office:value-type="float" office:value="-0.634745717048645" calcext:value-type="float">
            <text:p>-0.634745717048645</text:p>
          </table:table-cell>
          <table:table-cell office:value-type="float" office:value="-0.416280686855316" calcext:value-type="float">
            <text:p>-0.416280686855316</text:p>
          </table:table-cell>
          <table:table-cell office:value-type="float" office:value="-0.523454785346985" calcext:value-type="float">
            <text:p>-0.523454785346985</text:p>
          </table:table-cell>
          <table:table-cell office:value-type="float" office:value="-0.707881927490234" calcext:value-type="float">
            <text:p>-0.707881927490234</text:p>
          </table:table-cell>
          <table:table-cell office:value-type="float" office:value="-0.393736600875854" calcext:value-type="float">
            <text:p>-0.393736600875854</text:p>
          </table:table-cell>
        </table:table-row>
        <table:table-row table:style-name="ro1">
          <table:table-cell office:value-type="float" office:value="0.0266711357980967" calcext:value-type="float">
            <text:p>0.026671135798097</text:p>
          </table:table-cell>
          <table:table-cell office:value-type="float" office:value="-0.0892659872770309" calcext:value-type="float">
            <text:p>-0.089265987277031</text:p>
          </table:table-cell>
          <table:table-cell office:value-type="float" office:value="-1.09334921836853" calcext:value-type="float">
            <text:p>-1.09334921836853</text:p>
          </table:table-cell>
          <table:table-cell office:value-type="float" office:value="-1.14762985706329" calcext:value-type="float">
            <text:p>-1.14762985706329</text:p>
          </table:table-cell>
          <table:table-cell office:value-type="float" office:value="-1.15981233119965" calcext:value-type="float">
            <text:p>-1.15981233119965</text:p>
          </table:table-cell>
          <table:table-cell office:value-type="float" office:value="-1.14569389820099" calcext:value-type="float">
            <text:p>-1.14569389820099</text:p>
          </table:table-cell>
          <table:table-cell office:value-type="float" office:value="-1.12467324733734" calcext:value-type="float">
            <text:p>-1.12467324733734</text:p>
          </table:table-cell>
          <table:table-cell office:value-type="float" office:value="-1.11822497844696" calcext:value-type="float">
            <text:p>-1.11822497844696</text:p>
          </table:table-cell>
          <table:table-cell office:value-type="float" office:value="-1.17111730575562" calcext:value-type="float">
            <text:p>-1.17111730575562</text:p>
          </table:table-cell>
          <table:table-cell office:value-type="float" office:value="-1.11467087268829" calcext:value-type="float">
            <text:p>-1.11467087268829</text:p>
          </table:table-cell>
          <table:table-cell office:value-type="float" office:value="-1.15552687644959" calcext:value-type="float">
            <text:p>-1.15552687644959</text:p>
          </table:table-cell>
          <table:table-cell office:value-type="float" office:value="-1.12687575817108" calcext:value-type="float">
            <text:p>-1.12687575817108</text:p>
          </table:table-cell>
        </table:table-row>
        <table:table-row table:style-name="ro1">
          <table:table-cell office:value-type="float" office:value="0.555865705013275" calcext:value-type="float">
            <text:p>0.555865705013275</text:p>
          </table:table-cell>
          <table:table-cell office:value-type="float" office:value="0.679441630840302" calcext:value-type="float">
            <text:p>0.679441630840302</text:p>
          </table:table-cell>
          <table:table-cell office:value-type="float" office:value="-0.000133570254547521" calcext:value-type="float">
            <text:p>-0.000133570254548</text:p>
          </table:table-cell>
          <table:table-cell table:number-columns-repeated="3" office:value-type="float" office:value="-0.000133570254547521" calcext:value-type="float">
            <text:p>-0.000133570254548</text:p>
          </table:table-cell>
          <table:table-cell office:value-type="float" office:value="-0.000133570254547521" calcext:value-type="float">
            <text:p>-0.000133570254548</text:p>
          </table:table-cell>
          <table:table-cell table:number-columns-repeated="4" office:value-type="float" office:value="-0.000133570254547521" calcext:value-type="float">
            <text:p>-0.000133570254548</text:p>
          </table:table-cell>
          <table:table-cell office:value-type="float" office:value="-0.000133570254547521" calcext:value-type="float">
            <text:p>-0.000133570254548</text:p>
          </table:table-cell>
        </table:table-row>
        <table:table-row table:style-name="ro1">
          <table:table-cell office:value-type="float" office:value="-0.422161877155304" calcext:value-type="float">
            <text:p>-0.422161877155304</text:p>
          </table:table-cell>
          <table:table-cell table:number-columns-repeated="2" office:value-type="float" office:value="-0.00643527880311012" calcext:value-type="float">
            <text:p>-0.00643527880311</text:p>
          </table:table-cell>
          <table:table-cell table:number-columns-repeated="3" office:value-type="float" office:value="-0.00643527880311012" calcext:value-type="float">
            <text:p>-0.00643527880311</text:p>
          </table:table-cell>
          <table:table-cell office:value-type="float" office:value="-0.00643527880311012" calcext:value-type="float">
            <text:p>-0.00643527880311</text:p>
          </table:table-cell>
          <table:table-cell table:number-columns-repeated="4" office:value-type="float" office:value="-0.00643527880311012" calcext:value-type="float">
            <text:p>-0.00643527880311</text:p>
          </table:table-cell>
          <table:table-cell office:value-type="float" office:value="-0.00643527880311012" calcext:value-type="float">
            <text:p>-0.00643527880311</text:p>
          </table:table-cell>
        </table:table-row>
        <table:table-row table:style-name="ro1">
          <table:table-cell office:value-type="float" office:value="0.0307726860046387" calcext:value-type="float">
            <text:p>0.030772686004639</text:p>
          </table:table-cell>
          <table:table-cell table:number-columns-repeated="11" office:value-type="float" office:value="0.0576225146651268" calcext:value-type="float">
            <text:p>0.057622514665127</text:p>
          </table:table-cell>
        </table:table-row>
        <table:table-row table:style-name="ro1">
          <table:table-cell office:value-type="float" office:value="0.571013927459717" calcext:value-type="float">
            <text:p>0.571013927459717</text:p>
          </table:table-cell>
          <table:table-cell office:value-type="float" office:value="0.925947248935699" calcext:value-type="float">
            <text:p>0.925947248935699</text:p>
          </table:table-cell>
          <table:table-cell office:value-type="float" office:value="0.0000617716286797076" calcext:value-type="float">
            <text:p>6.17716286797076E-05</text:p>
          </table:table-cell>
          <table:table-cell table:number-columns-repeated="3" office:value-type="float" office:value="0.0000617716286797076" calcext:value-type="float">
            <text:p>6.17716286797076E-05</text:p>
          </table:table-cell>
          <table:table-cell office:value-type="float" office:value="0.0000617716286797076" calcext:value-type="float">
            <text:p>6.17716286797076E-05</text:p>
          </table:table-cell>
          <table:table-cell table:number-columns-repeated="4" office:value-type="float" office:value="0.0000617716286797076" calcext:value-type="float">
            <text:p>6.17716286797076E-05</text:p>
          </table:table-cell>
          <table:table-cell office:value-type="float" office:value="0.0000617716286797076" calcext:value-type="float">
            <text:p>6.17716286797076E-05</text:p>
          </table:table-cell>
        </table:table-row>
        <table:table-row table:style-name="ro1">
          <table:table-cell office:value-type="float" office:value="1.09721791744232" calcext:value-type="float">
            <text:p>1.09721791744232</text:p>
          </table:table-cell>
          <table:table-cell office:value-type="float" office:value="1.92262732982636" calcext:value-type="float">
            <text:p>1.92262732982636</text:p>
          </table:table-cell>
          <table:table-cell office:value-type="float" office:value="3.32407331466675" calcext:value-type="float">
            <text:p>3.32407331466675</text:p>
          </table:table-cell>
          <table:table-cell office:value-type="float" office:value="3.33979940414429" calcext:value-type="float">
            <text:p>3.33979940414429</text:p>
          </table:table-cell>
          <table:table-cell office:value-type="float" office:value="3.37435483932495" calcext:value-type="float">
            <text:p>3.37435483932495</text:p>
          </table:table-cell>
          <table:table-cell office:value-type="float" office:value="3.37585687637329" calcext:value-type="float">
            <text:p>3.37585687637329</text:p>
          </table:table-cell>
          <table:table-cell office:value-type="float" office:value="3.37280535697937" calcext:value-type="float">
            <text:p>3.37280535697937</text:p>
          </table:table-cell>
          <table:table-cell office:value-type="float" office:value="3.38332319259644" calcext:value-type="float">
            <text:p>3.38332319259644</text:p>
          </table:table-cell>
          <table:table-cell office:value-type="float" office:value="3.35454607009888" calcext:value-type="float">
            <text:p>3.35454607009888</text:p>
          </table:table-cell>
          <table:table-cell office:value-type="float" office:value="3.33455753326416" calcext:value-type="float">
            <text:p>3.33455753326416</text:p>
          </table:table-cell>
          <table:table-cell office:value-type="float" office:value="3.30472922325134" calcext:value-type="float">
            <text:p>3.30472922325134</text:p>
          </table:table-cell>
          <table:table-cell office:value-type="float" office:value="3.33472442626953" calcext:value-type="float">
            <text:p>3.33472442626953</text:p>
          </table:table-cell>
        </table:table-row>
        <table:table-row table:style-name="ro1">
          <table:table-cell office:value-type="float" office:value="0.435706287622452" calcext:value-type="float">
            <text:p>0.435706287622452</text:p>
          </table:table-cell>
          <table:table-cell office:value-type="float" office:value="1.10281002521515" calcext:value-type="float">
            <text:p>1.10281002521515</text:p>
          </table:table-cell>
          <table:table-cell office:value-type="float" office:value="-0.0170379690825939" calcext:value-type="float">
            <text:p>-0.017037969082594</text:p>
          </table:table-cell>
          <table:table-cell table:number-columns-repeated="3" office:value-type="float" office:value="-0.0170379690825939" calcext:value-type="float">
            <text:p>-0.017037969082594</text:p>
          </table:table-cell>
          <table:table-cell office:value-type="float" office:value="-0.0170379690825939" calcext:value-type="float">
            <text:p>-0.017037969082594</text:p>
          </table:table-cell>
          <table:table-cell table:number-columns-repeated="4" office:value-type="float" office:value="-0.0170379690825939" calcext:value-type="float">
            <text:p>-0.017037969082594</text:p>
          </table:table-cell>
          <table:table-cell office:value-type="float" office:value="-0.0170379690825939" calcext:value-type="float">
            <text:p>-0.017037969082594</text:p>
          </table:table-cell>
        </table:table-row>
        <table:table-row table:style-name="ro1">
          <table:table-cell office:value-type="float" office:value="0.031865905970335" calcext:value-type="float">
            <text:p>0.031865905970335</text:p>
          </table:table-cell>
          <table:table-cell office:value-type="float" office:value="-0.101893216371536" calcext:value-type="float">
            <text:p>-0.101893216371536</text:p>
          </table:table-cell>
          <table:table-cell office:value-type="float" office:value="-0.00632645515725017" calcext:value-type="float">
            <text:p>-0.00632645515725</text:p>
          </table:table-cell>
          <table:table-cell table:number-columns-repeated="3" office:value-type="float" office:value="-0.00632645515725017" calcext:value-type="float">
            <text:p>-0.00632645515725</text:p>
          </table:table-cell>
          <table:table-cell office:value-type="float" office:value="-0.00632645515725017" calcext:value-type="float">
            <text:p>-0.00632645515725</text:p>
          </table:table-cell>
          <table:table-cell table:number-columns-repeated="4" office:value-type="float" office:value="-0.00632645515725017" calcext:value-type="float">
            <text:p>-0.00632645515725</text:p>
          </table:table-cell>
          <table:table-cell office:value-type="float" office:value="-0.00632645515725017" calcext:value-type="float">
            <text:p>-0.00632645515725</text:p>
          </table:table-cell>
        </table:table-row>
        <table:table-row table:style-name="ro1">
          <table:table-cell office:value-type="float" office:value="-0.0234612561762333" calcext:value-type="float">
            <text:p>-0.023461256176233</text:p>
          </table:table-cell>
          <table:table-cell office:value-type="float" office:value="0.0879053100943566" calcext:value-type="float">
            <text:p>0.087905310094357</text:p>
          </table:table-cell>
          <table:table-cell office:value-type="float" office:value="-0.144161283969879" calcext:value-type="float">
            <text:p>-0.144161283969879</text:p>
          </table:table-cell>
          <table:table-cell office:value-type="float" office:value="-0.223981693387032" calcext:value-type="float">
            <text:p>-0.223981693387032</text:p>
          </table:table-cell>
          <table:table-cell office:value-type="float" office:value="-0.222954347729683" calcext:value-type="float">
            <text:p>-0.222954347729683</text:p>
          </table:table-cell>
          <table:table-cell office:value-type="float" office:value="-0.299783736467361" calcext:value-type="float">
            <text:p>-0.299783736467361</text:p>
          </table:table-cell>
          <table:table-cell office:value-type="float" office:value="-0.163372069597244" calcext:value-type="float">
            <text:p>-0.163372069597244</text:p>
          </table:table-cell>
          <table:table-cell office:value-type="float" office:value="-0.258938908576965" calcext:value-type="float">
            <text:p>-0.258938908576965</text:p>
          </table:table-cell>
          <table:table-cell office:value-type="float" office:value="-0.273535311222076" calcext:value-type="float">
            <text:p>-0.273535311222076</text:p>
          </table:table-cell>
          <table:table-cell office:value-type="float" office:value="-0.167991533875465" calcext:value-type="float">
            <text:p>-0.167991533875465</text:p>
          </table:table-cell>
          <table:table-cell office:value-type="float" office:value="-0.278217434883118" calcext:value-type="float">
            <text:p>-0.278217434883118</text:p>
          </table:table-cell>
          <table:table-cell office:value-type="float" office:value="-0.208620235323906" calcext:value-type="float">
            <text:p>-0.208620235323906</text:p>
          </table:table-cell>
        </table:table-row>
        <table:table-row table:style-name="ro1">
          <table:table-cell office:value-type="float" office:value="-0.46565717458725" calcext:value-type="float">
            <text:p>-0.46565717458725</text:p>
          </table:table-cell>
          <table:table-cell office:value-type="float" office:value="-0.722704648971558" calcext:value-type="float">
            <text:p>-0.722704648971558</text:p>
          </table:table-cell>
          <table:table-cell office:value-type="float" office:value="-0.937322795391083" calcext:value-type="float">
            <text:p>-0.937322795391083</text:p>
          </table:table-cell>
          <table:table-cell office:value-type="float" office:value="-1.11123287677765" calcext:value-type="float">
            <text:p>-1.11123287677765</text:p>
          </table:table-cell>
          <table:table-cell office:value-type="float" office:value="-1.07228755950928" calcext:value-type="float">
            <text:p>-1.07228755950928</text:p>
          </table:table-cell>
          <table:table-cell office:value-type="float" office:value="-1.16050672531128" calcext:value-type="float">
            <text:p>-1.16050672531128</text:p>
          </table:table-cell>
          <table:table-cell office:value-type="float" office:value="-1.12354779243469" calcext:value-type="float">
            <text:p>-1.12354779243469</text:p>
          </table:table-cell>
          <table:table-cell office:value-type="float" office:value="-1.07103323936462" calcext:value-type="float">
            <text:p>-1.07103323936462</text:p>
          </table:table-cell>
          <table:table-cell office:value-type="float" office:value="-1.1454256772995" calcext:value-type="float">
            <text:p>-1.1454256772995</text:p>
          </table:table-cell>
          <table:table-cell office:value-type="float" office:value="-1.05758118629456" calcext:value-type="float">
            <text:p>-1.05758118629456</text:p>
          </table:table-cell>
          <table:table-cell office:value-type="float" office:value="-1.07598853111267" calcext:value-type="float">
            <text:p>-1.07598853111267</text:p>
          </table:table-cell>
          <table:table-cell office:value-type="float" office:value="-1.09500432014465" calcext:value-type="float">
            <text:p>-1.09500432014465</text:p>
          </table:table-cell>
        </table:table-row>
        <table:table-row table:style-name="ro1">
          <table:table-cell office:value-type="float" office:value="0.564745783805847" calcext:value-type="float">
            <text:p>0.564745783805847</text:p>
          </table:table-cell>
          <table:table-cell office:value-type="float" office:value="0.957857310771942" calcext:value-type="float">
            <text:p>0.957857310771942</text:p>
          </table:table-cell>
          <table:table-cell office:value-type="float" office:value="1.9012463092804" calcext:value-type="float">
            <text:p>1.9012463092804</text:p>
          </table:table-cell>
          <table:table-cell office:value-type="float" office:value="1.91296303272247" calcext:value-type="float">
            <text:p>1.91296303272247</text:p>
          </table:table-cell>
          <table:table-cell office:value-type="float" office:value="1.93018543720245" calcext:value-type="float">
            <text:p>1.93018543720245</text:p>
          </table:table-cell>
          <table:table-cell office:value-type="float" office:value="1.89675891399384" calcext:value-type="float">
            <text:p>1.89675891399384</text:p>
          </table:table-cell>
          <table:table-cell office:value-type="float" office:value="1.94079506397247" calcext:value-type="float">
            <text:p>1.94079506397247</text:p>
          </table:table-cell>
          <table:table-cell office:value-type="float" office:value="1.94461047649384" calcext:value-type="float">
            <text:p>1.94461047649384</text:p>
          </table:table-cell>
          <table:table-cell office:value-type="float" office:value="1.89683818817139" calcext:value-type="float">
            <text:p>1.89683818817139</text:p>
          </table:table-cell>
          <table:table-cell office:value-type="float" office:value="1.90618395805359" calcext:value-type="float">
            <text:p>1.90618395805359</text:p>
          </table:table-cell>
          <table:table-cell office:value-type="float" office:value="1.90614748001099" calcext:value-type="float">
            <text:p>1.90614748001099</text:p>
          </table:table-cell>
          <table:table-cell office:value-type="float" office:value="1.9067919254303" calcext:value-type="float">
            <text:p>1.9067919254303</text:p>
          </table:table-cell>
        </table:table-row>
        <table:table-row table:style-name="ro1">
          <table:table-cell office:value-type="float" office:value="0.0186653360724449" calcext:value-type="float">
            <text:p>0.018665336072445</text:p>
          </table:table-cell>
          <table:table-cell office:value-type="float" office:value="-0.0722012594342232" calcext:value-type="float">
            <text:p>-0.072201259434223</text:p>
          </table:table-cell>
          <table:table-cell office:value-type="float" office:value="0.023898720741272" calcext:value-type="float">
            <text:p>0.023898720741272</text:p>
          </table:table-cell>
          <table:table-cell table:number-columns-repeated="3" office:value-type="float" office:value="0.023898720741272" calcext:value-type="float">
            <text:p>0.023898720741272</text:p>
          </table:table-cell>
          <table:table-cell office:value-type="float" office:value="0.023898720741272" calcext:value-type="float">
            <text:p>0.023898720741272</text:p>
          </table:table-cell>
          <table:table-cell table:number-columns-repeated="4" office:value-type="float" office:value="0.023898720741272" calcext:value-type="float">
            <text:p>0.023898720741272</text:p>
          </table:table-cell>
          <table:table-cell office:value-type="float" office:value="0.023898720741272" calcext:value-type="float">
            <text:p>0.023898720741272</text:p>
          </table:table-cell>
        </table:table-row>
        <table:table-row table:style-name="ro1">
          <table:table-cell table:number-columns-repeated="3" office:value-type="float" office:value="-0.0203045420348644" calcext:value-type="float">
            <text:p>-0.020304542034864</text:p>
          </table:table-cell>
          <table:table-cell table:number-columns-repeated="3" office:value-type="float" office:value="-0.0203045420348644" calcext:value-type="float">
            <text:p>-0.020304542034865</text:p>
          </table:table-cell>
          <table:table-cell office:value-type="float" office:value="-0.0203045420348644" calcext:value-type="float">
            <text:p>-0.020304542034864</text:p>
          </table:table-cell>
          <table:table-cell table:number-columns-repeated="4" office:value-type="float" office:value="-0.0203045420348644" calcext:value-type="float">
            <text:p>-0.020304542034865</text:p>
          </table:table-cell>
          <table:table-cell office:value-type="float" office:value="-0.0203045420348644" calcext:value-type="float">
            <text:p>-0.020304542034864</text:p>
          </table:table-cell>
        </table:table-row>
        <table:table-row table:style-name="ro1">
          <table:table-cell office:value-type="float" office:value="0.0216675512492657" calcext:value-type="float">
            <text:p>0.021667551249266</text:p>
          </table:table-cell>
          <table:table-cell table:number-columns-repeated="11" office:value-type="float" office:value="0.0765252411365509" calcext:value-type="float">
            <text:p>0.076525241136551</text:p>
          </table:table-cell>
        </table:table-row>
        <table:table-row table:style-name="ro1">
          <table:table-cell office:value-type="float" office:value="-0.114046514034271" calcext:value-type="float">
            <text:p>-0.114046514034271</text:p>
          </table:table-cell>
          <table:table-cell office:value-type="float" office:value="0.0455626212060452" calcext:value-type="float">
            <text:p>0.045562621206045</text:p>
          </table:table-cell>
          <table:table-cell office:value-type="float" office:value="0.022410225123167" calcext:value-type="float">
            <text:p>0.022410225123167</text:p>
          </table:table-cell>
          <table:table-cell table:number-columns-repeated="3" office:value-type="float" office:value="0.022410225123167" calcext:value-type="float">
            <text:p>0.022410225123167</text:p>
          </table:table-cell>
          <table:table-cell office:value-type="float" office:value="0.022410225123167" calcext:value-type="float">
            <text:p>0.022410225123167</text:p>
          </table:table-cell>
          <table:table-cell table:number-columns-repeated="4" office:value-type="float" office:value="0.022410225123167" calcext:value-type="float">
            <text:p>0.022410225123167</text:p>
          </table:table-cell>
          <table:table-cell office:value-type="float" office:value="0.022410225123167" calcext:value-type="float">
            <text:p>0.022410225123167</text:p>
          </table:table-cell>
        </table:table-row>
        <table:table-row table:style-name="ro1">
          <table:table-cell office:value-type="float" office:value="-1.00539493560791" calcext:value-type="float">
            <text:p>-1.00539493560791</text:p>
          </table:table-cell>
          <table:table-cell office:value-type="float" office:value="-1.53887128829956" calcext:value-type="float">
            <text:p>-1.53887128829956</text:p>
          </table:table-cell>
          <table:table-cell office:value-type="float" office:value="-2.01781725883484" calcext:value-type="float">
            <text:p>-2.01781725883484</text:p>
          </table:table-cell>
          <table:table-cell office:value-type="float" office:value="-2.01568531990051" calcext:value-type="float">
            <text:p>-2.01568531990051</text:p>
          </table:table-cell>
          <table:table-cell office:value-type="float" office:value="-2.01748657226562" calcext:value-type="float">
            <text:p>-2.01748657226562</text:p>
          </table:table-cell>
          <table:table-cell office:value-type="float" office:value="-2.00801634788513" calcext:value-type="float">
            <text:p>-2.00801634788513</text:p>
          </table:table-cell>
          <table:table-cell office:value-type="float" office:value="-1.99644613265991" calcext:value-type="float">
            <text:p>-1.99644613265991</text:p>
          </table:table-cell>
          <table:table-cell office:value-type="float" office:value="-2.03668451309204" calcext:value-type="float">
            <text:p>-2.03668451309204</text:p>
          </table:table-cell>
          <table:table-cell office:value-type="float" office:value="-1.99120104312897" calcext:value-type="float">
            <text:p>-1.99120104312897</text:p>
          </table:table-cell>
          <table:table-cell office:value-type="float" office:value="-1.99930679798126" calcext:value-type="float">
            <text:p>-1.99930679798126</text:p>
          </table:table-cell>
          <table:table-cell office:value-type="float" office:value="-2.04388165473938" calcext:value-type="float">
            <text:p>-2.04388165473938</text:p>
          </table:table-cell>
          <table:table-cell office:value-type="float" office:value="-2.02074360847473" calcext:value-type="float">
            <text:p>-2.02074360847473</text:p>
          </table:table-cell>
        </table:table-row>
        <table:table-row table:style-name="ro1">
          <table:table-cell table:number-columns-repeated="3" office:value-type="float" office:value="0.00285434909164906" calcext:value-type="float">
            <text:p>0.002854349091649</text:p>
          </table:table-cell>
          <table:table-cell table:number-columns-repeated="3" office:value-type="float" office:value="0.00285434909164906" calcext:value-type="float">
            <text:p>0.002854349091649</text:p>
          </table:table-cell>
          <table:table-cell office:value-type="float" office:value="0.00285434909164906" calcext:value-type="float">
            <text:p>0.002854349091649</text:p>
          </table:table-cell>
          <table:table-cell table:number-columns-repeated="4" office:value-type="float" office:value="0.00285434909164906" calcext:value-type="float">
            <text:p>0.002854349091649</text:p>
          </table:table-cell>
          <table:table-cell office:value-type="float" office:value="0.00285434909164906" calcext:value-type="float">
            <text:p>0.002854349091649</text:p>
          </table:table-cell>
        </table:table-row>
        <table:table-row table:style-name="ro1">
          <table:table-cell office:value-type="float" office:value="2.02409482002258" calcext:value-type="float">
            <text:p>2.02409482002258</text:p>
          </table:table-cell>
          <table:table-cell office:value-type="float" office:value="2.58709764480591" calcext:value-type="float">
            <text:p>2.58709764480591</text:p>
          </table:table-cell>
          <table:table-cell office:value-type="float" office:value="3.76504945755005" calcext:value-type="float">
            <text:p>3.76504945755005</text:p>
          </table:table-cell>
          <table:table-cell office:value-type="float" office:value="3.769202709198" calcext:value-type="float">
            <text:p>3.769202709198</text:p>
          </table:table-cell>
          <table:table-cell office:value-type="float" office:value="3.80976867675781" calcext:value-type="float">
            <text:p>3.80976867675781</text:p>
          </table:table-cell>
          <table:table-cell office:value-type="float" office:value="3.78655362129211" calcext:value-type="float">
            <text:p>3.78655362129211</text:p>
          </table:table-cell>
          <table:table-cell office:value-type="float" office:value="3.76549959182739" calcext:value-type="float">
            <text:p>3.76549959182739</text:p>
          </table:table-cell>
          <table:table-cell office:value-type="float" office:value="3.793053150177" calcext:value-type="float">
            <text:p>3.793053150177</text:p>
          </table:table-cell>
          <table:table-cell office:value-type="float" office:value="3.78480195999145" calcext:value-type="float">
            <text:p>3.78480195999145</text:p>
          </table:table-cell>
          <table:table-cell office:value-type="float" office:value="3.77949523925781" calcext:value-type="float">
            <text:p>3.77949523925781</text:p>
          </table:table-cell>
          <table:table-cell office:value-type="float" office:value="3.78723239898682" calcext:value-type="float">
            <text:p>3.78723239898682</text:p>
          </table:table-cell>
          <table:table-cell office:value-type="float" office:value="3.77003169059753" calcext:value-type="float">
            <text:p>3.77003169059753</text:p>
          </table:table-cell>
        </table:table-row>
        <table:table-row table:style-name="ro1">
          <table:table-cell table:number-columns-repeated="3" office:value-type="float" office:value="0.00300872372463346" calcext:value-type="float">
            <text:p>0.003008723724633</text:p>
          </table:table-cell>
          <table:table-cell table:number-columns-repeated="3" office:value-type="float" office:value="0.00300872372463346" calcext:value-type="float">
            <text:p>0.003008723724633</text:p>
          </table:table-cell>
          <table:table-cell office:value-type="float" office:value="0.00300872372463346" calcext:value-type="float">
            <text:p>0.003008723724633</text:p>
          </table:table-cell>
          <table:table-cell table:number-columns-repeated="4" office:value-type="float" office:value="0.00300872372463346" calcext:value-type="float">
            <text:p>0.003008723724633</text:p>
          </table:table-cell>
          <table:table-cell office:value-type="float" office:value="0.00300872372463346" calcext:value-type="float">
            <text:p>0.003008723724633</text:p>
          </table:table-cell>
        </table:table-row>
        <table:table-row table:style-name="ro1">
          <table:table-cell office:value-type="float" office:value="0.511010229587555" calcext:value-type="float">
            <text:p>0.511010229587555</text:p>
          </table:table-cell>
          <table:table-cell table:number-columns-repeated="2" office:value-type="float" office:value="0.000273379468126222" calcext:value-type="float">
            <text:p>0.000273379468126</text:p>
          </table:table-cell>
          <table:table-cell table:number-columns-repeated="3" office:value-type="float" office:value="0.000273379468126222" calcext:value-type="float">
            <text:p>0.000273379468126</text:p>
          </table:table-cell>
          <table:table-cell office:value-type="float" office:value="0.000273379468126222" calcext:value-type="float">
            <text:p>0.000273379468126</text:p>
          </table:table-cell>
          <table:table-cell table:number-columns-repeated="4" office:value-type="float" office:value="0.000273379468126222" calcext:value-type="float">
            <text:p>0.000273379468126</text:p>
          </table:table-cell>
          <table:table-cell office:value-type="float" office:value="0.000273379468126222" calcext:value-type="float">
            <text:p>0.000273379468126</text:p>
          </table:table-cell>
        </table:table-row>
        <table:table-row table:style-name="ro1">
          <table:table-cell office:value-type="float" office:value="-1.17907822132111" calcext:value-type="float">
            <text:p>-1.17907822132111</text:p>
          </table:table-cell>
          <table:table-cell office:value-type="float" office:value="-1.49753534793854" calcext:value-type="float">
            <text:p>-1.49753534793854</text:p>
          </table:table-cell>
          <table:table-cell office:value-type="float" office:value="-2.40034341812134" calcext:value-type="float">
            <text:p>-2.40034341812134</text:p>
          </table:table-cell>
          <table:table-cell office:value-type="float" office:value="-2.46272730827332" calcext:value-type="float">
            <text:p>-2.46272730827332</text:p>
          </table:table-cell>
          <table:table-cell office:value-type="float" office:value="-2.50690174102783" calcext:value-type="float">
            <text:p>-2.50690174102783</text:p>
          </table:table-cell>
          <table:table-cell office:value-type="float" office:value="-2.48093032836914" calcext:value-type="float">
            <text:p>-2.48093032836914</text:p>
          </table:table-cell>
          <table:table-cell office:value-type="float" office:value="-2.5093412399292" calcext:value-type="float">
            <text:p>-2.5093412399292</text:p>
          </table:table-cell>
          <table:table-cell office:value-type="float" office:value="-2.49272632598877" calcext:value-type="float">
            <text:p>-2.49272632598877</text:p>
          </table:table-cell>
          <table:table-cell office:value-type="float" office:value="-2.49159097671509" calcext:value-type="float">
            <text:p>-2.49159097671509</text:p>
          </table:table-cell>
          <table:table-cell office:value-type="float" office:value="-2.47732043266296" calcext:value-type="float">
            <text:p>-2.47732043266296</text:p>
          </table:table-cell>
          <table:table-cell office:value-type="float" office:value="-2.47811222076416" calcext:value-type="float">
            <text:p>-2.47811222076416</text:p>
          </table:table-cell>
          <table:table-cell office:value-type="float" office:value="-2.48061847686768" calcext:value-type="float">
            <text:p>-2.48061847686768</text:p>
          </table:table-cell>
        </table:table-row>
        <table:table-row table:style-name="ro1">
          <table:table-cell office:value-type="float" office:value="0.354626536369324" calcext:value-type="float">
            <text:p>0.354626536369324</text:p>
          </table:table-cell>
          <table:table-cell table:number-columns-repeated="11" office:value-type="float" office:value="0.0878913477063179" calcext:value-type="float">
            <text:p>0.0878913477063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2:33:56.628637793</meta:creation-date>
    <dc:date>2017-12-20T12:42:05.199667076</dc:date>
    <meta:editing-duration>PT8M8S</meta:editing-duration>
    <meta:editing-cycles>2</meta:editing-cycles>
    <meta:generator>LibreOffice/5.4.2.2$Linux_X86_64 LibreOffice_project/40m0$Build-2</meta:generator>
    <meta:document-statistic meta:table-count="1" meta:cell-count="1500" meta:object-count="0"/>
  </office:meta>
</office:document-meta>
</file>